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georgia" svg:font-family="georgia, serif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316d71"/>
    </style:style>
    <style:style style:name="P4" style:family="paragraph" style:parent-style-name="Text_20_body">
      <style:paragraph-properties fo:text-align="justify" style:justify-single-word="false"/>
      <style:text-properties officeooo:paragraph-rsid="00316d71"/>
    </style:style>
    <style:style style:name="P5" style:family="paragraph" style:parent-style-name="Text_20_body">
      <style:paragraph-properties fo:text-align="justify" style:justify-single-word="false"/>
      <style:text-properties officeooo:paragraph-rsid="003208c1"/>
    </style:style>
    <style:style style:name="P6" style:family="paragraph" style:parent-style-name="Standard">
      <style:paragraph-properties fo:text-align="justify" style:justify-single-word="false"/>
      <style:text-properties officeooo:paragraph-rsid="003218e9"/>
    </style:style>
    <style:style style:name="P7" style:family="paragraph" style:parent-style-name="Text_20_body">
      <style:paragraph-properties fo:text-align="justify" style:justify-single-word="false"/>
      <style:text-properties officeooo:paragraph-rsid="003218e9"/>
    </style:style>
    <style:style style:name="P8" style:family="paragraph" style:parent-style-name="Standard">
      <style:paragraph-properties fo:text-align="justify" style:justify-single-word="false"/>
      <style:text-properties officeooo:paragraph-rsid="0038ca53"/>
    </style:style>
    <style:style style:name="P9" style:family="paragraph" style:parent-style-name="Text_20_body">
      <style:paragraph-properties fo:text-align="justify" style:justify-single-word="false"/>
      <style:text-properties officeooo:paragraph-rsid="0038ca53"/>
    </style:style>
    <style:style style:name="P10" style:family="paragraph" style:parent-style-name="Text_20_body">
      <style:paragraph-properties fo:text-align="justify" style:justify-single-word="false"/>
      <style:text-properties officeooo:paragraph-rsid="00396ce7"/>
    </style:style>
    <style:style style:name="P11" style:family="paragraph" style:parent-style-name="Standard">
      <style:paragraph-properties fo:text-align="justify" style:justify-single-word="false"/>
      <style:text-properties officeooo:paragraph-rsid="003f6c01"/>
    </style:style>
    <style:style style:name="P12" style:family="paragraph" style:parent-style-name="Text_20_body">
      <style:paragraph-properties fo:text-align="justify" style:justify-single-word="false"/>
      <style:text-properties officeooo:paragraph-rsid="003f6c01"/>
    </style:style>
    <style:style style:name="P13" style:family="paragraph" style:parent-style-name="Standard">
      <style:paragraph-properties fo:text-align="justify" style:justify-single-word="false"/>
      <style:text-properties officeooo:paragraph-rsid="00405f87"/>
    </style:style>
    <style:style style:name="P14" style:family="paragraph" style:parent-style-name="Text_20_body">
      <style:paragraph-properties fo:text-align="justify" style:justify-single-word="false"/>
      <style:text-properties officeooo:paragraph-rsid="00405f87"/>
    </style:style>
    <style:style style:name="P15" style:family="paragraph" style:parent-style-name="Text_20_body">
      <style:paragraph-properties fo:text-align="justify" style:justify-single-word="false"/>
      <style:text-properties officeooo:paragraph-rsid="0041cc18"/>
    </style:style>
    <style:style style:name="P16" style:family="paragraph" style:parent-style-name="Standard">
      <style:paragraph-properties fo:text-align="justify" style:justify-single-word="false"/>
      <style:text-properties officeooo:paragraph-rsid="004596b9"/>
    </style:style>
    <style:style style:name="P17" style:family="paragraph" style:parent-style-name="Text_20_body">
      <style:paragraph-properties fo:text-align="justify" style:justify-single-word="false"/>
      <style:text-properties officeooo:paragraph-rsid="004596b9"/>
    </style:style>
    <style:style style:name="P18" style:family="paragraph" style:parent-style-name="Text_20_body">
      <style:paragraph-properties fo:text-align="justify" style:justify-single-word="false"/>
      <style:text-properties officeooo:paragraph-rsid="00470010"/>
    </style:style>
    <style:style style:name="P19" style:family="paragraph" style:parent-style-name="Standard">
      <style:paragraph-properties fo:text-align="justify" style:justify-single-word="false"/>
      <style:text-properties officeooo:paragraph-rsid="004c6f4a"/>
    </style:style>
    <style:style style:name="P20" style:family="paragraph" style:parent-style-name="Text_20_body">
      <style:paragraph-properties fo:text-align="justify" style:justify-single-word="false"/>
      <style:text-properties officeooo:paragraph-rsid="004c6f4a"/>
    </style:style>
    <style:style style:name="P21" style:family="paragraph" style:parent-style-name="Standard">
      <style:paragraph-properties fo:text-align="justify" style:justify-single-word="false"/>
      <style:text-properties officeooo:paragraph-rsid="0053c8e4"/>
    </style:style>
    <style:style style:name="P22" style:family="paragraph" style:parent-style-name="Text_20_body">
      <style:paragraph-properties fo:text-align="justify" style:justify-single-word="false"/>
      <style:text-properties officeooo:paragraph-rsid="0053c8e4"/>
    </style:style>
    <style:style style:name="P23" style:family="paragraph" style:parent-style-name="Text_20_body">
      <style:paragraph-properties fo:text-align="justify" style:justify-single-word="false"/>
      <style:text-properties officeooo:paragraph-rsid="006173b4"/>
    </style:style>
    <style:style style:name="P24" style:family="paragraph" style:parent-style-name="Text_20_body">
      <style:paragraph-properties fo:text-align="justify" style:justify-single-word="false"/>
      <style:text-properties officeooo:paragraph-rsid="006819c0"/>
    </style:style>
    <style:style style:name="P25" style:family="paragraph" style:parent-style-name="Standard">
      <style:paragraph-properties fo:text-align="justify" style:justify-single-word="false"/>
      <style:text-properties officeooo:paragraph-rsid="006ecc08"/>
    </style:style>
    <style:style style:name="P26" style:family="paragraph" style:parent-style-name="Text_20_body">
      <style:paragraph-properties fo:text-align="justify" style:justify-single-word="false"/>
      <style:text-properties officeooo:paragraph-rsid="006ecc08"/>
    </style:style>
    <style:style style:name="P27" style:family="paragraph" style:parent-style-name="Text_20_body">
      <style:paragraph-properties fo:text-align="justify" style:justify-single-word="false"/>
      <style:text-properties officeooo:paragraph-rsid="0070b0b5"/>
    </style:style>
    <style:style style:name="P28" style:family="paragraph" style:parent-style-name="Text_20_body">
      <style:paragraph-properties fo:text-align="justify" style:justify-single-word="false"/>
      <style:text-properties officeooo:paragraph-rsid="0073618b"/>
    </style:style>
    <style:style style:name="P29" style:family="paragraph" style:parent-style-name="Standard">
      <style:paragraph-properties fo:text-align="justify" style:justify-single-word="false"/>
      <style:text-properties officeooo:paragraph-rsid="007a6c46"/>
    </style:style>
    <style:style style:name="P30" style:family="paragraph" style:parent-style-name="Text_20_body">
      <style:paragraph-properties fo:text-align="justify" style:justify-single-word="false"/>
      <style:text-properties officeooo:paragraph-rsid="007a6c46"/>
    </style:style>
    <style:style style:name="P31" style:family="paragraph" style:parent-style-name="Standard">
      <style:paragraph-properties fo:text-align="justify" style:justify-single-word="false"/>
      <style:text-properties officeooo:paragraph-rsid="007c5f11"/>
    </style:style>
    <style:style style:name="P32" style:family="paragraph" style:parent-style-name="Text_20_body">
      <style:paragraph-properties fo:text-align="justify" style:justify-single-word="false"/>
      <style:text-properties officeooo:paragraph-rsid="007c5f11"/>
    </style:style>
    <style:style style:name="P33" style:family="paragraph" style:parent-style-name="Standard">
      <style:paragraph-properties fo:text-align="justify" style:justify-single-word="false"/>
      <style:text-properties officeooo:paragraph-rsid="0081cccb"/>
    </style:style>
    <style:style style:name="P34" style:family="paragraph" style:parent-style-name="Text_20_body">
      <style:paragraph-properties fo:text-align="justify" style:justify-single-word="false"/>
      <style:text-properties officeooo:paragraph-rsid="0081cccb"/>
    </style:style>
    <style:style style:name="P35" style:family="paragraph" style:parent-style-name="Standard">
      <style:paragraph-properties fo:text-align="justify" style:justify-single-word="false"/>
      <style:text-properties officeooo:paragraph-rsid="00869054"/>
    </style:style>
    <style:style style:name="P36" style:family="paragraph" style:parent-style-name="Text_20_body">
      <style:paragraph-properties fo:text-align="justify" style:justify-single-word="false"/>
      <style:text-properties officeooo:paragraph-rsid="00869054"/>
    </style:style>
    <style:style style:name="P37" style:family="paragraph" style:parent-style-name="Standard">
      <style:paragraph-properties fo:text-align="justify" style:justify-single-word="false"/>
      <style:text-properties officeooo:paragraph-rsid="00898421"/>
    </style:style>
    <style:style style:name="P38" style:family="paragraph" style:parent-style-name="Text_20_body">
      <style:paragraph-properties fo:text-align="justify" style:justify-single-word="false"/>
      <style:text-properties officeooo:paragraph-rsid="00898421"/>
    </style:style>
    <style:style style:name="P39" style:family="paragraph" style:parent-style-name="Standard">
      <style:paragraph-properties fo:text-align="justify" style:justify-single-word="false"/>
      <style:text-properties officeooo:paragraph-rsid="008b39ba"/>
    </style:style>
    <style:style style:name="P40" style:family="paragraph" style:parent-style-name="Text_20_body">
      <style:paragraph-properties fo:text-align="justify" style:justify-single-word="false"/>
      <style:text-properties officeooo:paragraph-rsid="008b39ba"/>
    </style:style>
    <style:style style:name="P41" style:family="paragraph" style:parent-style-name="Standard">
      <style:paragraph-properties fo:text-align="justify" style:justify-single-word="false"/>
      <style:text-properties officeooo:paragraph-rsid="00915040"/>
    </style:style>
    <style:style style:name="P42" style:family="paragraph" style:parent-style-name="Text_20_body">
      <style:paragraph-properties fo:text-align="justify" style:justify-single-word="false"/>
      <style:text-properties officeooo:paragraph-rsid="00915040"/>
    </style:style>
    <style:style style:name="P43" style:family="paragraph" style:parent-style-name="Text_20_body">
      <style:paragraph-properties fo:text-align="justify" style:justify-single-word="false"/>
      <style:text-properties officeooo:paragraph-rsid="008ca517"/>
    </style:style>
    <style:style style:name="P44" style:family="paragraph" style:parent-style-name="Standard">
      <style:paragraph-properties fo:text-align="justify" style:justify-single-word="false"/>
      <style:text-properties officeooo:paragraph-rsid="0092fb66"/>
    </style:style>
    <style:style style:name="P45" style:family="paragraph" style:parent-style-name="Text_20_body">
      <style:paragraph-properties fo:text-align="justify" style:justify-single-word="false"/>
      <style:text-properties officeooo:paragraph-rsid="0092fb66"/>
    </style:style>
    <style:style style:name="P46" style:family="paragraph" style:parent-style-name="Standard">
      <style:paragraph-properties fo:text-align="justify" style:justify-single-word="false"/>
      <style:text-properties officeooo:paragraph-rsid="0093378d"/>
    </style:style>
    <style:style style:name="P47" style:family="paragraph" style:parent-style-name="Text_20_body">
      <style:paragraph-properties fo:text-align="justify" style:justify-single-word="false"/>
      <style:text-properties officeooo:paragraph-rsid="0093378d"/>
    </style:style>
    <style:style style:name="P48" style:family="paragraph" style:parent-style-name="Text_20_body">
      <style:paragraph-properties fo:text-align="justify" style:justify-single-word="false"/>
      <style:text-properties officeooo:paragraph-rsid="0094be6e"/>
    </style:style>
    <style:style style:name="P49" style:family="paragraph" style:parent-style-name="Standard">
      <style:paragraph-properties fo:text-align="justify" style:justify-single-word="false"/>
      <style:text-properties officeooo:paragraph-rsid="009b5d64"/>
    </style:style>
    <style:style style:name="P50" style:family="paragraph" style:parent-style-name="Text_20_body">
      <style:paragraph-properties fo:text-align="justify" style:justify-single-word="false"/>
      <style:text-properties officeooo:paragraph-rsid="009b5d64"/>
    </style:style>
    <style:style style:name="P51" style:family="paragraph" style:parent-style-name="Standard">
      <style:paragraph-properties fo:text-align="justify" style:justify-single-word="false"/>
      <style:text-properties officeooo:paragraph-rsid="009d1216"/>
    </style:style>
    <style:style style:name="P52" style:family="paragraph" style:parent-style-name="Text_20_body">
      <style:paragraph-properties fo:text-align="justify" style:justify-single-word="false"/>
      <style:text-properties officeooo:paragraph-rsid="009d1216"/>
    </style:style>
    <style:style style:name="P53" style:family="paragraph" style:parent-style-name="Standard">
      <style:paragraph-properties fo:text-align="justify" style:justify-single-word="false"/>
      <style:text-properties officeooo:paragraph-rsid="009f4f61"/>
    </style:style>
    <style:style style:name="P54" style:family="paragraph" style:parent-style-name="Text_20_body">
      <style:paragraph-properties fo:text-align="justify" style:justify-single-word="false"/>
      <style:text-properties officeooo:paragraph-rsid="009f4f61"/>
    </style:style>
    <style:style style:name="P55" style:family="paragraph" style:parent-style-name="Standard">
      <style:paragraph-properties fo:text-align="justify" style:justify-single-word="false"/>
      <style:text-properties officeooo:paragraph-rsid="009f59ac"/>
    </style:style>
    <style:style style:name="P56" style:family="paragraph" style:parent-style-name="Text_20_body">
      <style:paragraph-properties fo:text-align="justify" style:justify-single-word="false"/>
      <style:text-properties officeooo:paragraph-rsid="009f59ac"/>
    </style:style>
    <style:style style:name="P57" style:family="paragraph" style:parent-style-name="Standard">
      <style:paragraph-properties fo:text-align="justify" style:justify-single-word="false"/>
      <style:text-properties officeooo:paragraph-rsid="00a22d06"/>
    </style:style>
    <style:style style:name="P58" style:family="paragraph" style:parent-style-name="Text_20_body">
      <style:paragraph-properties fo:text-align="justify" style:justify-single-word="false"/>
      <style:text-properties officeooo:paragraph-rsid="00a22d06"/>
    </style:style>
    <style:style style:name="P59" style:family="paragraph" style:parent-style-name="Text_20_body">
      <style:paragraph-properties fo:text-align="justify" style:justify-single-word="false"/>
      <style:text-properties officeooo:paragraph-rsid="00a09eb8"/>
    </style:style>
    <style:style style:name="P60" style:family="paragraph" style:parent-style-name="Standard">
      <style:paragraph-properties fo:text-align="justify" style:justify-single-word="false"/>
      <style:text-properties officeooo:paragraph-rsid="00a58616"/>
    </style:style>
    <style:style style:name="P61" style:family="paragraph" style:parent-style-name="Text_20_body">
      <style:paragraph-properties fo:text-align="justify" style:justify-single-word="false"/>
      <style:text-properties officeooo:paragraph-rsid="00a58616"/>
    </style:style>
    <style:style style:name="P62" style:family="paragraph" style:parent-style-name="Text_20_body">
      <style:text-properties officeooo:rsid="000e0ecb" officeooo:paragraph-rsid="000e0ecb"/>
    </style:style>
    <style:style style:name="P63" style:family="paragraph" style:parent-style-name="Text_20_body">
      <style:text-properties officeooo:rsid="000e0ecb" officeooo:paragraph-rsid="00316d71"/>
    </style:style>
    <style:style style:name="P64" style:family="paragraph" style:parent-style-name="Text_20_body">
      <style:text-properties officeooo:rsid="000e0ecb" officeooo:paragraph-rsid="003218e9"/>
    </style:style>
    <style:style style:name="P65" style:family="paragraph" style:parent-style-name="Text_20_body">
      <style:text-properties officeooo:rsid="000e0ecb" officeooo:paragraph-rsid="0038ca53"/>
    </style:style>
    <style:style style:name="P66" style:family="paragraph" style:parent-style-name="Text_20_body">
      <style:text-properties officeooo:rsid="000e0ecb" officeooo:paragraph-rsid="003f6c01"/>
    </style:style>
    <style:style style:name="P67" style:family="paragraph" style:parent-style-name="Text_20_body">
      <style:text-properties officeooo:rsid="000e0ecb" officeooo:paragraph-rsid="00405f87"/>
    </style:style>
    <style:style style:name="P68" style:family="paragraph" style:parent-style-name="Text_20_body">
      <style:text-properties officeooo:rsid="000e0ecb" officeooo:paragraph-rsid="004596b9"/>
    </style:style>
    <style:style style:name="P69" style:family="paragraph" style:parent-style-name="Text_20_body">
      <style:text-properties officeooo:rsid="000e0ecb" officeooo:paragraph-rsid="004c6f4a"/>
    </style:style>
    <style:style style:name="P70" style:family="paragraph" style:parent-style-name="Text_20_body">
      <style:text-properties officeooo:rsid="000e0ecb" officeooo:paragraph-rsid="0053c8e4"/>
    </style:style>
    <style:style style:name="P71" style:family="paragraph" style:parent-style-name="Text_20_body">
      <style:paragraph-properties fo:text-align="center" style:justify-single-word="false"/>
      <style:text-properties officeooo:rsid="000e0ecb" officeooo:paragraph-rsid="00405f87"/>
    </style:style>
    <style:style style:name="P72" style:family="paragraph" style:parent-style-name="Text_20_body">
      <style:paragraph-properties fo:text-align="center" style:justify-single-word="false"/>
    </style:style>
    <style:style style:name="P73" style:family="paragraph" style:parent-style-name="Text_20_body">
      <style:paragraph-properties fo:text-align="center" style:justify-single-word="false"/>
      <style:text-properties officeooo:paragraph-rsid="00316d71"/>
    </style:style>
    <style:style style:name="P74" style:family="paragraph" style:parent-style-name="Text_20_body">
      <style:paragraph-properties fo:text-align="center" style:justify-single-word="false"/>
      <style:text-properties officeooo:paragraph-rsid="003218e9"/>
    </style:style>
    <style:style style:name="P75" style:family="paragraph" style:parent-style-name="Text_20_body">
      <style:paragraph-properties fo:text-align="center" style:justify-single-word="false"/>
      <style:text-properties officeooo:paragraph-rsid="0038ca53"/>
    </style:style>
    <style:style style:name="P76" style:family="paragraph" style:parent-style-name="Text_20_body">
      <style:paragraph-properties fo:text-align="center" style:justify-single-word="false"/>
      <style:text-properties officeooo:paragraph-rsid="003f6c01"/>
    </style:style>
    <style:style style:name="P77" style:family="paragraph" style:parent-style-name="Text_20_body">
      <style:paragraph-properties fo:text-align="center" style:justify-single-word="false"/>
      <style:text-properties officeooo:paragraph-rsid="00405f87"/>
    </style:style>
    <style:style style:name="P78" style:family="paragraph" style:parent-style-name="Text_20_body">
      <style:paragraph-properties fo:text-align="center" style:justify-single-word="false"/>
      <style:text-properties officeooo:paragraph-rsid="004596b9"/>
    </style:style>
    <style:style style:name="P79" style:family="paragraph" style:parent-style-name="Text_20_body">
      <style:paragraph-properties fo:text-align="center" style:justify-single-word="false"/>
      <style:text-properties officeooo:paragraph-rsid="004c6f4a"/>
    </style:style>
    <style:style style:name="P80" style:family="paragraph" style:parent-style-name="Text_20_body">
      <style:paragraph-properties fo:text-align="center" style:justify-single-word="false"/>
      <style:text-properties officeooo:paragraph-rsid="0053c8e4"/>
    </style:style>
    <style:style style:name="P81" style:family="paragraph" style:parent-style-name="Text_20_body">
      <style:paragraph-properties fo:text-align="center" style:justify-single-word="false"/>
      <style:text-properties officeooo:paragraph-rsid="006ecc08"/>
    </style:style>
    <style:style style:name="P82" style:family="paragraph" style:parent-style-name="Text_20_body">
      <style:paragraph-properties fo:text-align="center" style:justify-single-word="false"/>
      <style:text-properties officeooo:paragraph-rsid="007a6c46"/>
    </style:style>
    <style:style style:name="P83" style:family="paragraph" style:parent-style-name="Text_20_body">
      <style:paragraph-properties fo:text-align="center" style:justify-single-word="false"/>
      <style:text-properties officeooo:paragraph-rsid="007c5f11"/>
    </style:style>
    <style:style style:name="P84" style:family="paragraph" style:parent-style-name="Text_20_body">
      <style:paragraph-properties fo:text-align="center" style:justify-single-word="false"/>
      <style:text-properties officeooo:paragraph-rsid="0081cccb"/>
    </style:style>
    <style:style style:name="P85" style:family="paragraph" style:parent-style-name="Text_20_body">
      <style:paragraph-properties fo:text-align="center" style:justify-single-word="false"/>
      <style:text-properties officeooo:paragraph-rsid="00869054"/>
    </style:style>
    <style:style style:name="P86" style:family="paragraph" style:parent-style-name="Text_20_body">
      <style:paragraph-properties fo:text-align="center" style:justify-single-word="false"/>
      <style:text-properties officeooo:paragraph-rsid="00898421"/>
    </style:style>
    <style:style style:name="P87" style:family="paragraph" style:parent-style-name="Text_20_body">
      <style:paragraph-properties fo:text-align="center" style:justify-single-word="false"/>
      <style:text-properties officeooo:paragraph-rsid="008b39ba"/>
    </style:style>
    <style:style style:name="P88" style:family="paragraph" style:parent-style-name="Text_20_body">
      <style:paragraph-properties fo:text-align="center" style:justify-single-word="false"/>
      <style:text-properties officeooo:paragraph-rsid="00915040"/>
    </style:style>
    <style:style style:name="P89" style:family="paragraph" style:parent-style-name="Text_20_body">
      <style:paragraph-properties fo:text-align="center" style:justify-single-word="false"/>
      <style:text-properties officeooo:paragraph-rsid="0092fb66"/>
    </style:style>
    <style:style style:name="P90" style:family="paragraph" style:parent-style-name="Text_20_body">
      <style:paragraph-properties fo:text-align="center" style:justify-single-word="false"/>
      <style:text-properties officeooo:paragraph-rsid="0093378d"/>
    </style:style>
    <style:style style:name="P91" style:family="paragraph" style:parent-style-name="Text_20_body">
      <style:paragraph-properties fo:text-align="center" style:justify-single-word="false"/>
      <style:text-properties officeooo:paragraph-rsid="009b5d64"/>
    </style:style>
    <style:style style:name="P92" style:family="paragraph" style:parent-style-name="Text_20_body">
      <style:paragraph-properties fo:text-align="center" style:justify-single-word="false"/>
      <style:text-properties officeooo:paragraph-rsid="009d1216"/>
    </style:style>
    <style:style style:name="P93" style:family="paragraph" style:parent-style-name="Text_20_body">
      <style:paragraph-properties fo:text-align="center" style:justify-single-word="false"/>
      <style:text-properties officeooo:paragraph-rsid="009f4f61"/>
    </style:style>
    <style:style style:name="P94" style:family="paragraph" style:parent-style-name="Text_20_body">
      <style:paragraph-properties fo:text-align="center" style:justify-single-word="false"/>
      <style:text-properties officeooo:paragraph-rsid="009f59ac"/>
    </style:style>
    <style:style style:name="P95" style:family="paragraph" style:parent-style-name="Text_20_body">
      <style:paragraph-properties fo:text-align="center" style:justify-single-word="false"/>
      <style:text-properties officeooo:paragraph-rsid="00a22d06"/>
    </style:style>
    <style:style style:name="P96" style:family="paragraph" style:parent-style-name="Text_20_body">
      <style:paragraph-properties fo:text-align="center" style:justify-single-word="false"/>
      <style:text-properties officeooo:paragraph-rsid="00a58616"/>
    </style:style>
    <style:style style:name="P97" style:family="paragraph" style:parent-style-name="Text_20_body">
      <style:text-properties officeooo:paragraph-rsid="001e1f41"/>
    </style:style>
    <style:style style:name="P98" style:family="paragraph" style:parent-style-name="Standard">
      <style:text-properties officeooo:paragraph-rsid="00316d71"/>
    </style:style>
    <style:style style:name="P99" style:family="paragraph" style:parent-style-name="Text_20_body">
      <style:text-properties officeooo:paragraph-rsid="00316d71"/>
    </style:style>
    <style:style style:name="P100" style:family="paragraph" style:parent-style-name="Standard">
      <style:text-properties officeooo:paragraph-rsid="003218e9"/>
    </style:style>
    <style:style style:name="P101" style:family="paragraph" style:parent-style-name="Text_20_body">
      <style:text-properties officeooo:paragraph-rsid="003218e9"/>
    </style:style>
    <style:style style:name="P102" style:family="paragraph" style:parent-style-name="Standard">
      <style:text-properties officeooo:paragraph-rsid="0038ca53"/>
    </style:style>
    <style:style style:name="P103" style:family="paragraph" style:parent-style-name="Text_20_body">
      <style:text-properties officeooo:paragraph-rsid="0038ca53"/>
    </style:style>
    <style:style style:name="P104" style:family="paragraph" style:parent-style-name="Standard">
      <style:text-properties officeooo:paragraph-rsid="003f6c01"/>
    </style:style>
    <style:style style:name="P105" style:family="paragraph" style:parent-style-name="Text_20_body">
      <style:text-properties officeooo:paragraph-rsid="003f6c01"/>
    </style:style>
    <style:style style:name="P106" style:family="paragraph" style:parent-style-name="Standard">
      <style:text-properties officeooo:paragraph-rsid="00405f87"/>
    </style:style>
    <style:style style:name="P107" style:family="paragraph" style:parent-style-name="Text_20_body">
      <style:text-properties officeooo:paragraph-rsid="00405f87"/>
    </style:style>
    <style:style style:name="P108" style:family="paragraph" style:parent-style-name="Standard">
      <style:text-properties officeooo:paragraph-rsid="004596b9"/>
    </style:style>
    <style:style style:name="P109" style:family="paragraph" style:parent-style-name="Text_20_body">
      <style:text-properties officeooo:paragraph-rsid="004596b9"/>
    </style:style>
    <style:style style:name="P110" style:family="paragraph" style:parent-style-name="Standard">
      <style:text-properties officeooo:paragraph-rsid="004c6f4a"/>
    </style:style>
    <style:style style:name="P111" style:family="paragraph" style:parent-style-name="Text_20_body">
      <style:text-properties officeooo:paragraph-rsid="004c6f4a"/>
    </style:style>
    <style:style style:name="P112" style:family="paragraph" style:parent-style-name="Standard">
      <style:text-properties officeooo:paragraph-rsid="0053c8e4"/>
    </style:style>
    <style:style style:name="P113" style:family="paragraph" style:parent-style-name="Text_20_body">
      <style:text-properties officeooo:paragraph-rsid="0053c8e4"/>
    </style:style>
    <style:style style:name="P114" style:family="paragraph" style:parent-style-name="Text_20_body">
      <style:text-properties officeooo:paragraph-rsid="00570ec6"/>
    </style:style>
    <style:style style:name="P115" style:family="paragraph" style:parent-style-name="Standard">
      <style:text-properties officeooo:paragraph-rsid="006ecc08"/>
    </style:style>
    <style:style style:name="P116" style:family="paragraph" style:parent-style-name="Text_20_body">
      <style:text-properties officeooo:paragraph-rsid="006ecc08"/>
    </style:style>
    <style:style style:name="P117" style:family="paragraph" style:parent-style-name="Standard">
      <style:paragraph-properties fo:break-before="page"/>
      <style:text-properties officeooo:paragraph-rsid="006ecc08"/>
    </style:style>
    <style:style style:name="P118" style:family="paragraph" style:parent-style-name="Text_20_body">
      <style:text-properties fo:font-weight="bold" officeooo:rsid="000e0ecb" officeooo:paragraph-rsid="006ecc08" style:font-weight-asian="bold" style:font-weight-complex="bold"/>
    </style:style>
    <style:style style:name="P119" style:family="paragraph" style:parent-style-name="Text_20_body">
      <style:text-properties fo:font-weight="bold" officeooo:rsid="000e0ecb" officeooo:paragraph-rsid="007a6c46" style:font-weight-asian="bold" style:font-weight-complex="bold"/>
    </style:style>
    <style:style style:name="P120" style:family="paragraph" style:parent-style-name="Text_20_body">
      <style:text-properties fo:font-weight="bold" officeooo:rsid="000e0ecb" officeooo:paragraph-rsid="007c5f11" style:font-weight-asian="bold" style:font-weight-complex="bold"/>
    </style:style>
    <style:style style:name="P121" style:family="paragraph" style:parent-style-name="Text_20_body">
      <style:text-properties fo:font-weight="bold" officeooo:rsid="000e0ecb" officeooo:paragraph-rsid="0081cccb" style:font-weight-asian="bold" style:font-weight-complex="bold"/>
    </style:style>
    <style:style style:name="P122" style:family="paragraph" style:parent-style-name="Text_20_body">
      <style:text-properties fo:font-weight="bold" officeooo:rsid="000e0ecb" officeooo:paragraph-rsid="00869054" style:font-weight-asian="bold" style:font-weight-complex="bold"/>
    </style:style>
    <style:style style:name="P123" style:family="paragraph" style:parent-style-name="Text_20_body">
      <style:text-properties fo:font-weight="bold" officeooo:rsid="000e0ecb" officeooo:paragraph-rsid="00898421" style:font-weight-asian="bold" style:font-weight-complex="bold"/>
    </style:style>
    <style:style style:name="P124" style:family="paragraph" style:parent-style-name="Text_20_body">
      <style:text-properties fo:font-weight="bold" officeooo:rsid="000e0ecb" officeooo:paragraph-rsid="008b39ba" style:font-weight-asian="bold" style:font-weight-complex="bold"/>
    </style:style>
    <style:style style:name="P125" style:family="paragraph" style:parent-style-name="Text_20_body">
      <style:text-properties fo:font-weight="bold" officeooo:rsid="000e0ecb" officeooo:paragraph-rsid="00915040" style:font-weight-asian="bold" style:font-weight-complex="bold"/>
    </style:style>
    <style:style style:name="P126" style:family="paragraph" style:parent-style-name="Text_20_body">
      <style:text-properties fo:font-weight="bold" officeooo:rsid="000e0ecb" officeooo:paragraph-rsid="0092fb66" style:font-weight-asian="bold" style:font-weight-complex="bold"/>
    </style:style>
    <style:style style:name="P127" style:family="paragraph" style:parent-style-name="Text_20_body">
      <style:text-properties fo:font-weight="bold" officeooo:rsid="000e0ecb" officeooo:paragraph-rsid="009f4f61" style:font-weight-asian="bold" style:font-weight-complex="bold"/>
    </style:style>
    <style:style style:name="P128" style:family="paragraph" style:parent-style-name="Text_20_body">
      <style:text-properties fo:font-weight="bold" officeooo:rsid="000e0ecb" officeooo:paragraph-rsid="009f59ac" style:font-weight-asian="bold" style:font-weight-complex="bold"/>
    </style:style>
    <style:style style:name="P129" style:family="paragraph" style:parent-style-name="Text_20_body">
      <style:text-properties fo:font-weight="bold" officeooo:rsid="000e0ecb" officeooo:paragraph-rsid="00a22d06" style:font-weight-asian="bold" style:font-weight-complex="bold"/>
    </style:style>
    <style:style style:name="P130" style:family="paragraph" style:parent-style-name="Text_20_body">
      <style:text-properties fo:font-weight="bold" officeooo:rsid="000e0ecb" officeooo:paragraph-rsid="00a37a93" style:font-weight-asian="bold" style:font-weight-complex="bold"/>
    </style:style>
    <style:style style:name="P131" style:family="paragraph" style:parent-style-name="Standard">
      <style:text-properties officeooo:paragraph-rsid="007a6c46"/>
    </style:style>
    <style:style style:name="P132" style:family="paragraph" style:parent-style-name="Text_20_body">
      <style:text-properties officeooo:paragraph-rsid="007a6c46"/>
    </style:style>
    <style:style style:name="P133" style:family="paragraph" style:parent-style-name="Standard">
      <style:text-properties officeooo:paragraph-rsid="007c5f11"/>
    </style:style>
    <style:style style:name="P134" style:family="paragraph" style:parent-style-name="Text_20_body">
      <style:text-properties officeooo:paragraph-rsid="007c5f11"/>
    </style:style>
    <style:style style:name="P135" style:family="paragraph" style:parent-style-name="Standard">
      <style:text-properties officeooo:paragraph-rsid="0081cccb"/>
    </style:style>
    <style:style style:name="P136" style:family="paragraph" style:parent-style-name="Text_20_body">
      <style:text-properties officeooo:paragraph-rsid="0081cccb"/>
    </style:style>
    <style:style style:name="P137" style:family="paragraph" style:parent-style-name="Standard">
      <style:paragraph-properties fo:text-align="end" style:justify-single-word="false"/>
      <style:text-properties officeooo:paragraph-rsid="0085f519"/>
    </style:style>
    <style:style style:name="P138" style:family="paragraph" style:parent-style-name="Standard">
      <style:paragraph-properties fo:text-align="end" style:justify-single-word="false"/>
      <style:text-properties officeooo:paragraph-rsid="00869054"/>
    </style:style>
    <style:style style:name="P139" style:family="paragraph" style:parent-style-name="Standard">
      <style:paragraph-properties fo:text-align="end" style:justify-single-word="false"/>
      <style:text-properties officeooo:paragraph-rsid="00898421"/>
    </style:style>
    <style:style style:name="P140" style:family="paragraph" style:parent-style-name="Standard">
      <style:paragraph-properties fo:text-align="end" style:justify-single-word="false" fo:break-before="page"/>
      <style:text-properties officeooo:paragraph-rsid="00898421"/>
    </style:style>
    <style:style style:name="P141" style:family="paragraph" style:parent-style-name="Standard">
      <style:paragraph-properties fo:text-align="end" style:justify-single-word="false"/>
      <style:text-properties officeooo:paragraph-rsid="008b39ba"/>
    </style:style>
    <style:style style:name="P142" style:family="paragraph" style:parent-style-name="Standard">
      <style:paragraph-properties fo:text-align="end" style:justify-single-word="false" fo:break-before="page"/>
      <style:text-properties officeooo:paragraph-rsid="008b39ba"/>
    </style:style>
    <style:style style:name="P143" style:family="paragraph" style:parent-style-name="Standard">
      <style:paragraph-properties fo:text-align="end" style:justify-single-word="false"/>
      <style:text-properties officeooo:paragraph-rsid="0093378d"/>
    </style:style>
    <style:style style:name="P144" style:family="paragraph" style:parent-style-name="Standard">
      <style:paragraph-properties fo:text-align="end" style:justify-single-word="false" fo:break-before="page"/>
      <style:text-properties officeooo:paragraph-rsid="009b5d64"/>
    </style:style>
    <style:style style:name="P145" style:family="paragraph" style:parent-style-name="Standard">
      <style:paragraph-properties fo:text-align="end" style:justify-single-word="false"/>
      <style:text-properties officeooo:paragraph-rsid="009b5d64"/>
    </style:style>
    <style:style style:name="P146" style:family="paragraph" style:parent-style-name="Standard">
      <style:paragraph-properties fo:text-align="end" style:justify-single-word="false" fo:break-before="page"/>
      <style:text-properties officeooo:paragraph-rsid="009d1216"/>
    </style:style>
    <style:style style:name="P147" style:family="paragraph" style:parent-style-name="Standard">
      <style:paragraph-properties fo:text-align="end" style:justify-single-word="false"/>
      <style:text-properties officeooo:paragraph-rsid="009d1216"/>
    </style:style>
    <style:style style:name="P148" style:family="paragraph" style:parent-style-name="Standard">
      <style:paragraph-properties fo:break-before="page"/>
      <style:text-properties officeooo:paragraph-rsid="0085f519"/>
    </style:style>
    <style:style style:name="P149" style:family="paragraph" style:parent-style-name="Standard">
      <style:text-properties officeooo:paragraph-rsid="00869054"/>
    </style:style>
    <style:style style:name="P150" style:family="paragraph" style:parent-style-name="Text_20_body">
      <style:text-properties officeooo:paragraph-rsid="00869054"/>
    </style:style>
    <style:style style:name="P151" style:family="paragraph" style:parent-style-name="Standard">
      <style:paragraph-properties fo:break-before="page"/>
      <style:text-properties officeooo:paragraph-rsid="00869054"/>
    </style:style>
    <style:style style:name="P152" style:family="paragraph" style:parent-style-name="Standard">
      <style:text-properties officeooo:paragraph-rsid="00898421"/>
    </style:style>
    <style:style style:name="P153" style:family="paragraph" style:parent-style-name="Text_20_body">
      <style:text-properties officeooo:paragraph-rsid="00898421"/>
    </style:style>
    <style:style style:name="P154" style:family="paragraph" style:parent-style-name="Text_20_body">
      <style:text-properties officeooo:paragraph-rsid="008b39ba"/>
    </style:style>
    <style:style style:name="P155" style:family="paragraph" style:parent-style-name="Text_20_body">
      <style:text-properties fo:font-size="12pt" fo:font-weight="bold" officeooo:rsid="000e0ecb" officeooo:paragraph-rsid="008ca517" style:font-size-asian="12pt" style:font-weight-asian="bold" style:font-size-complex="12pt" style:font-weight-complex="bold"/>
    </style:style>
    <style:style style:name="P156" style:family="paragraph" style:parent-style-name="Text_20_body">
      <style:text-properties fo:font-size="12pt" fo:font-weight="bold" officeooo:rsid="000e0ecb" officeooo:paragraph-rsid="0093378d" style:font-size-asian="12pt" style:font-weight-asian="bold" style:font-size-complex="12pt" style:font-weight-complex="bold"/>
    </style:style>
    <style:style style:name="P157" style:family="paragraph" style:parent-style-name="Text_20_body">
      <style:text-properties fo:font-size="12pt" fo:font-weight="bold" officeooo:rsid="000e0ecb" officeooo:paragraph-rsid="009b5d64" style:font-size-asian="12pt" style:font-weight-asian="bold" style:font-size-complex="12pt" style:font-weight-complex="bold"/>
    </style:style>
    <style:style style:name="P158" style:family="paragraph" style:parent-style-name="Text_20_body">
      <style:text-properties fo:font-size="12pt" fo:font-weight="bold" officeooo:rsid="000e0ecb" officeooo:paragraph-rsid="009d1216" style:font-size-asian="12pt" style:font-weight-asian="bold" style:font-size-complex="12pt" style:font-weight-complex="bold"/>
    </style:style>
    <style:style style:name="P159" style:family="paragraph" style:parent-style-name="Standard">
      <style:text-properties officeooo:paragraph-rsid="00915040"/>
    </style:style>
    <style:style style:name="P160" style:family="paragraph" style:parent-style-name="Text_20_body">
      <style:text-properties officeooo:paragraph-rsid="00915040"/>
    </style:style>
    <style:style style:name="P161" style:family="paragraph" style:parent-style-name="Standard">
      <style:text-properties officeooo:paragraph-rsid="0092fb66"/>
    </style:style>
    <style:style style:name="P162" style:family="paragraph" style:parent-style-name="Text_20_body">
      <style:text-properties officeooo:paragraph-rsid="0092fb66"/>
    </style:style>
    <style:style style:name="P163" style:family="paragraph" style:parent-style-name="Text_20_body">
      <style:text-properties officeooo:paragraph-rsid="0093378d"/>
    </style:style>
    <style:style style:name="P164" style:family="paragraph" style:parent-style-name="Text_20_body">
      <style:text-properties officeooo:paragraph-rsid="009b5d64"/>
    </style:style>
    <style:style style:name="P165" style:family="paragraph" style:parent-style-name="Text_20_body">
      <style:text-properties officeooo:paragraph-rsid="009d1216"/>
    </style:style>
    <style:style style:name="P166" style:family="paragraph" style:parent-style-name="Standard">
      <style:text-properties officeooo:paragraph-rsid="009f4f61"/>
    </style:style>
    <style:style style:name="P167" style:family="paragraph" style:parent-style-name="Text_20_body">
      <style:text-properties officeooo:paragraph-rsid="009f4f61"/>
    </style:style>
    <style:style style:name="P168" style:family="paragraph" style:parent-style-name="Standard">
      <style:text-properties officeooo:paragraph-rsid="009f59ac"/>
    </style:style>
    <style:style style:name="P169" style:family="paragraph" style:parent-style-name="Text_20_body">
      <style:text-properties officeooo:paragraph-rsid="009f59ac"/>
    </style:style>
    <style:style style:name="P170" style:family="paragraph" style:parent-style-name="Standard">
      <style:text-properties officeooo:paragraph-rsid="00a22d06"/>
    </style:style>
    <style:style style:name="P171" style:family="paragraph" style:parent-style-name="Text_20_body">
      <style:text-properties officeooo:paragraph-rsid="00a22d06"/>
    </style:style>
    <style:style style:name="P172" style:family="paragraph" style:parent-style-name="Standard">
      <style:text-properties officeooo:paragraph-rsid="00a58616"/>
    </style:style>
    <style:style style:name="P173" style:family="paragraph" style:parent-style-name="Text_20_body">
      <style:text-properties officeooo:paragraph-rsid="00a58616"/>
    </style:style>
    <style:style style:name="P174" style:family="paragraph" style:parent-style-name="Standard">
      <style:paragraph-properties fo:text-align="justify" style:justify-single-word="false"/>
      <style:text-properties officeooo:paragraph-rsid="00a9dc3f"/>
    </style:style>
    <style:style style:name="P175" style:family="paragraph" style:parent-style-name="Standard">
      <style:text-properties officeooo:paragraph-rsid="00a9dc3f"/>
    </style:style>
    <style:style style:name="P176" style:family="paragraph" style:parent-style-name="Text_20_body" style:list-style-name="L1">
      <style:paragraph-properties fo:text-align="justify" style:justify-single-word="false"/>
      <style:text-properties officeooo:paragraph-rsid="009b5d64"/>
    </style:style>
    <style:style style:name="P177" style:family="paragraph" style:parent-style-name="Text_20_body" style:list-style-name="L1">
      <style:paragraph-properties fo:text-align="justify" style:justify-single-word="false"/>
      <style:text-properties officeooo:paragraph-rsid="009d1216"/>
    </style:style>
    <style:style style:name="P178" style:family="paragraph" style:parent-style-name="Text_20_body" style:list-style-name="L1">
      <style:paragraph-properties fo:text-align="justify" style:justify-single-word="false"/>
      <style:text-properties officeooo:paragraph-rsid="0093378d"/>
    </style:style>
    <style:style style:name="P179" style:family="paragraph" style:parent-style-name="Text_20_body" style:list-style-name="L1">
      <style:paragraph-properties fo:text-align="justify" style:justify-single-word="false"/>
      <style:text-properties officeooo:paragraph-rsid="008b39ba"/>
    </style:style>
    <style:style style:name="P180" style:family="paragraph" style:parent-style-name="Text_20_body" style:list-style-name="L1">
      <style:paragraph-properties fo:text-align="justify" style:justify-single-word="false"/>
      <style:text-properties officeooo:paragraph-rsid="00898421"/>
    </style:style>
    <style:style style:name="P181" style:family="paragraph" style:parent-style-name="Text_20_body" style:list-style-name="L1">
      <style:paragraph-properties fo:text-align="justify" style:justify-single-word="false"/>
      <style:text-properties officeooo:paragraph-rsid="00869054"/>
    </style:style>
    <style:style style:name="P182" style:family="paragraph" style:parent-style-name="Text_20_body" style:list-style-name="L1">
      <style:paragraph-properties fo:text-align="justify" style:justify-single-word="false"/>
      <style:text-properties officeooo:paragraph-rsid="0081cccb"/>
    </style:style>
    <style:style style:name="P183" style:family="paragraph" style:parent-style-name="Text_20_body" style:list-style-name="L1">
      <style:paragraph-properties fo:text-align="justify" style:justify-single-word="false"/>
      <style:text-properties officeooo:paragraph-rsid="007a6c46"/>
    </style:style>
    <style:style style:name="P184" style:family="paragraph" style:parent-style-name="Text_20_body" style:list-style-name="L1">
      <style:paragraph-properties fo:text-align="justify" style:justify-single-word="false"/>
      <style:text-properties officeooo:paragraph-rsid="006ecc08"/>
    </style:style>
    <style:style style:name="P185" style:family="paragraph" style:parent-style-name="Text_20_body" style:list-style-name="L1">
      <style:paragraph-properties fo:text-align="justify" style:justify-single-word="false"/>
      <style:text-properties officeooo:paragraph-rsid="0053c8e4"/>
    </style:style>
    <style:style style:name="P186" style:family="paragraph" style:parent-style-name="Text_20_body" style:list-style-name="L1">
      <style:paragraph-properties fo:text-align="justify" style:justify-single-word="false"/>
      <style:text-properties officeooo:paragraph-rsid="004c6f4a"/>
    </style:style>
    <style:style style:name="P187" style:family="paragraph" style:parent-style-name="Text_20_body" style:list-style-name="L1">
      <style:paragraph-properties fo:text-align="justify" style:justify-single-word="false"/>
    </style:style>
    <style:style style:name="P188" style:family="paragraph" style:parent-style-name="Text_20_body" style:list-style-name="L1">
      <style:paragraph-properties fo:text-align="justify" style:justify-single-word="false"/>
      <style:text-properties officeooo:paragraph-rsid="00316d71"/>
    </style:style>
    <style:style style:name="P189" style:family="paragraph" style:parent-style-name="Text_20_body" style:list-style-name="L1">
      <style:paragraph-properties fo:text-align="justify" style:justify-single-word="false"/>
      <style:text-properties officeooo:paragraph-rsid="003218e9"/>
    </style:style>
    <style:style style:name="P190" style:family="paragraph" style:parent-style-name="Text_20_body" style:list-style-name="L1">
      <style:paragraph-properties fo:text-align="justify" style:justify-single-word="false"/>
      <style:text-properties officeooo:paragraph-rsid="0038ca53"/>
    </style:style>
    <style:style style:name="P191" style:family="paragraph" style:parent-style-name="Text_20_body" style:list-style-name="L1">
      <style:paragraph-properties fo:text-align="justify" style:justify-single-word="false"/>
      <style:text-properties officeooo:paragraph-rsid="003f6c01"/>
    </style:style>
    <style:style style:name="P192" style:family="paragraph" style:parent-style-name="Text_20_body" style:list-style-name="L1">
      <style:paragraph-properties fo:text-align="justify" style:justify-single-word="false"/>
      <style:text-properties officeooo:paragraph-rsid="00405f87"/>
    </style:style>
    <style:style style:name="P193" style:family="paragraph" style:parent-style-name="Text_20_body" style:list-style-name="L1">
      <style:paragraph-properties fo:text-align="justify" style:justify-single-word="false"/>
      <style:text-properties officeooo:paragraph-rsid="004596b9"/>
    </style:style>
    <style:style style:name="P194" style:family="paragraph" style:parent-style-name="Text_20_body" style:list-style-name="L1">
      <style:paragraph-properties fo:text-align="justify" style:justify-single-word="false"/>
      <style:text-properties officeooo:paragraph-rsid="007c5f11"/>
    </style:style>
    <style:style style:name="P195" style:family="paragraph" style:parent-style-name="Text_20_body" style:list-style-name="L1">
      <style:paragraph-properties fo:text-align="justify" style:justify-single-word="false"/>
      <style:text-properties officeooo:paragraph-rsid="00915040"/>
    </style:style>
    <style:style style:name="P196" style:family="paragraph" style:parent-style-name="Text_20_body" style:list-style-name="L1">
      <style:paragraph-properties fo:text-align="justify" style:justify-single-word="false"/>
      <style:text-properties officeooo:paragraph-rsid="0092fb66"/>
    </style:style>
    <style:style style:name="P197" style:family="paragraph" style:parent-style-name="Text_20_body" style:list-style-name="L1">
      <style:paragraph-properties fo:text-align="justify" style:justify-single-word="false"/>
      <style:text-properties officeooo:paragraph-rsid="009f4f61"/>
    </style:style>
    <style:style style:name="P198" style:family="paragraph" style:parent-style-name="Text_20_body" style:list-style-name="L1">
      <style:paragraph-properties fo:text-align="justify" style:justify-single-word="false"/>
      <style:text-properties officeooo:paragraph-rsid="009f59ac"/>
    </style:style>
    <style:style style:name="P199" style:family="paragraph" style:parent-style-name="Text_20_body" style:list-style-name="L1">
      <style:paragraph-properties fo:text-align="justify" style:justify-single-word="false"/>
      <style:text-properties officeooo:paragraph-rsid="00a22d06"/>
    </style:style>
    <style:style style:name="P200" style:family="paragraph" style:parent-style-name="Text_20_body" style:list-style-name="L1">
      <style:paragraph-properties fo:text-align="justify" style:justify-single-word="false"/>
      <style:text-properties officeooo:paragraph-rsid="00a58616"/>
    </style:style>
    <style:style style:name="P201" style:family="paragraph" style:parent-style-name="Text_20_body" style:list-style-name="L1">
      <style:paragraph-properties fo:text-align="justify" style:justify-single-word="false"/>
      <style:text-properties officeooo:paragraph-rsid="00a9dc3f"/>
    </style:style>
    <style:style style:name="P202" style:family="paragraph" style:parent-style-name="Text_20_body">
      <style:paragraph-properties fo:text-align="justify" style:justify-single-word="false"/>
      <style:text-properties officeooo:paragraph-rsid="00a9dc3f"/>
    </style:style>
    <style:style style:name="P203" style:family="paragraph" style:parent-style-name="Text_20_body" style:list-style-name="L2"/>
    <style:style style:name="P204" style:family="paragraph" style:parent-style-name="Text_20_body">
      <style:text-properties fo:font-weight="bold" officeooo:rsid="000e0ecb" officeooo:paragraph-rsid="00a58616" style:font-weight-asian="bold" style:font-weight-complex="bold"/>
    </style:style>
    <style:style style:name="P205" style:family="paragraph" style:parent-style-name="Text_20_body">
      <style:text-properties fo:font-weight="bold" officeooo:rsid="000e0ecb" officeooo:paragraph-rsid="00a9dc3f" style:font-weight-asian="bold" style:font-weight-complex="bold"/>
    </style:style>
    <style:style style:name="P206" style:family="paragraph" style:parent-style-name="Text_20_body">
      <style:text-properties fo:font-weight="bold" officeooo:rsid="000e0ecb" officeooo:paragraph-rsid="00b05a3f" style:font-weight-asian="bold" style:font-weight-complex="bold"/>
    </style:style>
    <style:style style:name="P207" style:family="paragraph" style:parent-style-name="Text_20_body">
      <style:paragraph-properties fo:text-align="center" style:justify-single-word="false"/>
      <style:text-properties officeooo:paragraph-rsid="00a9dc3f"/>
    </style:style>
    <style:style style:name="P208" style:family="paragraph" style:parent-style-name="Text_20_body">
      <style:text-properties officeooo:paragraph-rsid="00a9dc3f"/>
    </style:style>
    <style:style style:name="T1" style:family="text">
      <style:text-properties officeooo:rsid="000c38a1"/>
    </style:style>
    <style:style style:name="T2" style:family="text">
      <style:text-properties style:text-position="super 58%" fo:font-weight="bold" officeooo:rsid="000c38a1" style:font-weight-asian="bold" style:font-weight-complex="bold"/>
    </style:style>
    <style:style style:name="T3" style:family="text">
      <style:text-properties style:text-position="super 58%" fo:font-weight="bold" officeooo:rsid="0038ca53" style:font-weight-asian="bold" style:font-weight-complex="bold"/>
    </style:style>
    <style:style style:name="T4" style:family="text">
      <style:text-properties style:text-position="super 58%" fo:font-weight="bold" officeooo:rsid="003f6c01" style:font-weight-asian="bold" style:font-weight-complex="bold"/>
    </style:style>
    <style:style style:name="T5" style:family="text">
      <style:text-properties style:text-position="super 58%" fo:font-weight="bold" officeooo:rsid="00405f87" style:font-weight-asian="bold" style:font-weight-complex="bold"/>
    </style:style>
    <style:style style:name="T6" style:family="text">
      <style:text-properties style:text-position="super 58%" fo:font-weight="bold" officeooo:rsid="004c6f4a" style:font-weight-asian="bold" style:font-weight-complex="bold"/>
    </style:style>
    <style:style style:name="T7" style:family="text">
      <style:text-properties style:text-position="super 58%" fo:font-weight="bold" officeooo:rsid="006173b4" style:font-weight-asian="bold" style:font-weight-complex="bold"/>
    </style:style>
    <style:style style:name="T8" style:family="text">
      <style:text-properties style:text-position="super 58%" fo:font-weight="bold" officeooo:rsid="006ecc08" style:font-weight-asian="bold" style:font-weight-complex="bold"/>
    </style:style>
    <style:style style:name="T9" style:family="text">
      <style:text-properties style:text-position="super 58%" fo:font-weight="bold" officeooo:rsid="0073618b" style:font-weight-asian="bold" style:font-weight-complex="bold"/>
    </style:style>
    <style:style style:name="T10" style:family="text">
      <style:text-properties style:text-position="super 58%" fo:font-weight="bold" officeooo:rsid="007a6c46" style:font-weight-asian="bold" style:font-weight-complex="bold"/>
    </style:style>
    <style:style style:name="T11" style:family="text">
      <style:text-properties style:text-position="super 58%" fo:font-weight="bold" officeooo:rsid="009f4f61" style:font-weight-asian="bold" style:font-weight-complex="bold"/>
    </style:style>
    <style:style style:name="T12" style:family="text">
      <style:text-properties style:text-position="super 58%" fo:font-weight="bold" officeooo:rsid="00a58616" style:font-weight-asian="bold" style:font-weight-complex="bold"/>
    </style:style>
    <style:style style:name="T13" style:family="text">
      <style:text-properties style:text-position="super 58%" fo:font-weight="bold" officeooo:rsid="00a9dc3f" style:font-weight-asian="bold" style:font-weight-complex="bold"/>
    </style:style>
    <style:style style:name="T14" style:family="text">
      <style:text-properties style:text-position="super 58%" fo:font-size="12pt" fo:font-weight="bold" officeooo:rsid="007a6c46" style:font-size-asian="12pt" style:font-weight-asian="bold" style:font-size-complex="12pt" style:font-weight-complex="bold"/>
    </style:style>
    <style:style style:name="T15" style:family="text">
      <style:text-properties style:text-position="super 58%" fo:font-size="12pt" fo:font-weight="bold" officeooo:rsid="009b5d64" style:font-size-asian="12pt" style:font-weight-asian="bold" style:font-size-complex="12pt" style:font-weight-complex="bold"/>
    </style:style>
    <style:style style:name="T16" style:family="text">
      <style:text-properties style:text-position="super 58%" fo:font-size="12pt" fo:font-weight="bold" officeooo:rsid="00a800de" style:font-size-asian="12pt" style:font-weight-asian="bold" style:font-size-complex="12pt" style:font-weight-complex="bold"/>
    </style:style>
    <style:style style:name="T17" style:family="text">
      <style:text-properties style:text-position="super 58%" style:font-name="Century Schoolbook L" fo:font-size="10pt" fo:language="en" fo:country="GB" officeooo:rsid="00a09eb8" style:font-size-asian="10pt" style:font-name-complex="Century Schoolbook L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c38a1" style:font-weight-asian="bold" style:font-weight-complex="bold"/>
    </style:style>
    <style:style style:name="T20" style:family="text">
      <style:text-properties fo:font-weight="bold" officeooo:rsid="00316d71" style:font-weight-asian="bold" style:font-weight-complex="bold"/>
    </style:style>
    <style:style style:name="T21" style:family="text">
      <style:text-properties fo:font-weight="bold" officeooo:rsid="003218e9" style:font-weight-asian="bold" style:font-weight-complex="bold"/>
    </style:style>
    <style:style style:name="T22" style:family="text">
      <style:text-properties fo:font-weight="bold" officeooo:rsid="0038ca53" style:font-weight-asian="bold" style:font-weight-complex="bold"/>
    </style:style>
    <style:style style:name="T23" style:family="text">
      <style:text-properties fo:font-weight="bold" officeooo:rsid="003f6c01" style:font-weight-asian="bold" style:font-weight-complex="bold"/>
    </style:style>
    <style:style style:name="T24" style:family="text">
      <style:text-properties fo:font-weight="bold" officeooo:rsid="00405f87" style:font-weight-asian="bold" style:font-weight-complex="bold"/>
    </style:style>
    <style:style style:name="T25" style:family="text">
      <style:text-properties fo:font-weight="bold" officeooo:rsid="004596b9" style:font-weight-asian="bold" style:font-weight-complex="bold"/>
    </style:style>
    <style:style style:name="T26" style:family="text">
      <style:text-properties fo:font-weight="bold" officeooo:rsid="004c6f4a" style:font-weight-asian="bold" style:font-weight-complex="bold"/>
    </style:style>
    <style:style style:name="T27" style:family="text">
      <style:text-properties fo:font-weight="bold" officeooo:rsid="004e15ae" style:font-weight-asian="bold" style:font-weight-complex="bold"/>
    </style:style>
    <style:style style:name="T28" style:family="text">
      <style:text-properties fo:font-weight="bold" officeooo:rsid="0053c8e4" style:font-weight-asian="bold" style:font-weight-complex="bold"/>
    </style:style>
    <style:style style:name="T29" style:family="text">
      <style:text-properties fo:font-weight="bold" officeooo:rsid="006173b4" style:font-weight-asian="bold" style:font-weight-complex="bold"/>
    </style:style>
    <style:style style:name="T30" style:family="text">
      <style:text-properties fo:font-weight="bold" officeooo:rsid="006819c0" style:font-weight-asian="bold" style:font-weight-complex="bold"/>
    </style:style>
    <style:style style:name="T31" style:family="text">
      <style:text-properties fo:font-weight="bold" officeooo:rsid="006ecc08" style:font-weight-asian="bold" style:font-weight-complex="bold"/>
    </style:style>
    <style:style style:name="T32" style:family="text">
      <style:text-properties fo:font-weight="bold" officeooo:rsid="0070b0b5" style:font-weight-asian="bold" style:font-weight-complex="bold"/>
    </style:style>
    <style:style style:name="T33" style:family="text">
      <style:text-properties fo:font-weight="bold" officeooo:rsid="0073618b" style:font-weight-asian="bold" style:font-weight-complex="bold"/>
    </style:style>
    <style:style style:name="T34" style:family="text">
      <style:text-properties fo:font-weight="bold" officeooo:rsid="007a6c46" style:font-weight-asian="bold" style:font-weight-complex="bold"/>
    </style:style>
    <style:style style:name="T35" style:family="text">
      <style:text-properties fo:font-weight="bold" officeooo:rsid="007c5f11" style:font-weight-asian="bold" style:font-weight-complex="bold"/>
    </style:style>
    <style:style style:name="T36" style:family="text">
      <style:text-properties fo:font-weight="bold" officeooo:rsid="0081cccb" style:font-weight-asian="bold" style:font-weight-complex="bold"/>
    </style:style>
    <style:style style:name="T37" style:family="text">
      <style:text-properties fo:font-weight="bold" officeooo:rsid="00869054" style:font-weight-asian="bold" style:font-weight-complex="bold"/>
    </style:style>
    <style:style style:name="T38" style:family="text">
      <style:text-properties fo:font-weight="bold" officeooo:rsid="00898421" style:font-weight-asian="bold" style:font-weight-complex="bold"/>
    </style:style>
    <style:style style:name="T39" style:family="text">
      <style:text-properties fo:font-weight="bold" officeooo:rsid="00915040" style:font-weight-asian="bold" style:font-weight-complex="bold"/>
    </style:style>
    <style:style style:name="T40" style:family="text">
      <style:text-properties fo:font-weight="bold" officeooo:rsid="0092fb66" style:font-weight-asian="bold" style:font-weight-complex="bold"/>
    </style:style>
    <style:style style:name="T41" style:family="text">
      <style:text-properties fo:font-weight="bold" officeooo:rsid="009f4f61" style:font-weight-asian="bold" style:font-weight-complex="bold"/>
    </style:style>
    <style:style style:name="T42" style:family="text">
      <style:text-properties fo:font-weight="bold" officeooo:rsid="009f59ac" style:font-weight-asian="bold" style:font-weight-complex="bold"/>
    </style:style>
    <style:style style:name="T43" style:family="text">
      <style:text-properties fo:font-weight="bold" officeooo:rsid="00a09eb8" style:font-weight-asian="bold" style:font-weight-complex="bold"/>
    </style:style>
    <style:style style:name="T44" style:family="text">
      <style:text-properties fo:font-weight="bold" officeooo:rsid="00a22d06" style:font-weight-asian="bold" style:font-weight-complex="bold"/>
    </style:style>
    <style:style style:name="T45" style:family="text">
      <style:text-properties fo:font-weight="bold" officeooo:rsid="00a37a93" style:font-weight-asian="bold" style:font-weight-complex="bold"/>
    </style:style>
    <style:style style:name="T46" style:family="text">
      <style:text-properties fo:font-weight="bold" officeooo:rsid="00a58616" style:font-weight-asian="bold" style:font-weight-complex="bold"/>
    </style:style>
    <style:style style:name="T47" style:family="text">
      <style:text-properties fo:font-weight="bold" officeooo:rsid="00a74182" style:font-weight-asian="bold" style:font-weight-complex="bold"/>
    </style:style>
    <style:style style:name="T48" style:family="text">
      <style:text-properties fo:font-weight="bold" officeooo:rsid="00a800de" style:font-weight-asian="bold" style:font-weight-complex="bold"/>
    </style:style>
    <style:style style:name="T49" style:family="text">
      <style:text-properties fo:font-weight="bold" officeooo:rsid="00a9dc3f" style:font-weight-asian="bold" style:font-weight-complex="bold"/>
    </style:style>
    <style:style style:name="T50" style:family="text">
      <style:text-properties fo:font-weight="bold" style:font-weight-asian="bold" style:font-name-complex="Arial1" style:font-weight-complex="bold"/>
    </style:style>
    <style:style style:name="T51" style:family="text">
      <style:text-properties fo:font-weight="bold" officeooo:rsid="003f6c01" style:font-weight-asian="bold" style:font-name-complex="Arial1" style:font-weight-complex="bold"/>
    </style:style>
    <style:style style:name="T52" style:family="text">
      <style:text-properties fo:font-weight="bold" officeooo:rsid="00405f87" style:font-weight-asian="bold" style:font-name-complex="Arial1" style:font-weight-complex="bold"/>
    </style:style>
    <style:style style:name="T53" style:family="text">
      <style:text-properties fo:font-weight="bold" officeooo:rsid="007a6c46" style:font-weight-asian="bold" style:font-name-complex="Arial1" style:font-weight-complex="bold"/>
    </style:style>
    <style:style style:name="T54" style:family="text">
      <style:text-properties fo:font-weight="bold" officeooo:rsid="00869054" fo:background-color="transparent" loext:char-shading-value="0" style:font-weight-asian="bold" style:font-weight-complex="bold"/>
    </style:style>
    <style:style style:name="T55" style:family="text">
      <style:text-properties fo:font-weight="bold" officeooo:rsid="007a6c46" fo:background-color="transparent" loext:char-shading-value="0" style:font-weight-asian="bold" style:font-weight-complex="bold"/>
    </style:style>
    <style:style style:name="T56" style:family="text">
      <style:text-properties fo:font-weight="bold" officeooo:rsid="000c38a1" fo:background-color="transparent" loext:char-shading-value="0" style:font-weight-asian="bold" style:font-weight-complex="bold"/>
    </style:style>
    <style:style style:name="T57" style:family="text">
      <style:text-properties fo:font-weight="bold" officeooo:rsid="008fa7ac" fo:background-color="transparent" loext:char-shading-value="0" style:font-weight-asian="bold" style:font-weight-complex="bold"/>
    </style:style>
    <style:style style:name="T58" style:family="text">
      <style:text-properties fo:font-weight="bold" officeooo:rsid="007a6c46" fo:background-color="transparent" loext:char-shading-value="0" style:font-weight-asian="bold" style:font-name-complex="Arial1" style:font-weight-complex="bold"/>
    </style:style>
    <style:style style:name="T59" style:family="text">
      <style:text-properties officeooo:rsid="000e0ecb"/>
    </style:style>
    <style:style style:name="T60" style:family="text">
      <style:text-properties style:font-name-complex="Arial1"/>
    </style:style>
    <style:style style:name="T61" style:family="text">
      <style:text-properties officeooo:rsid="000c38a1" style:font-name-complex="Arial1"/>
    </style:style>
    <style:style style:name="T62" style:family="text">
      <style:text-properties officeooo:rsid="000e0ecb" style:font-name-complex="Arial1"/>
    </style:style>
    <style:style style:name="T63" style:family="text">
      <style:text-properties officeooo:rsid="004596b9" style:font-name-complex="Arial1"/>
    </style:style>
    <style:style style:name="T64" style:family="text">
      <style:text-properties officeooo:rsid="0081cccb" style:font-name-complex="Arial1"/>
    </style:style>
    <style:style style:name="T65" style:family="text">
      <style:text-properties officeooo:rsid="001e1f41"/>
    </style:style>
    <style:style style:name="T66" style:family="text">
      <style:text-properties officeooo:rsid="00316d71"/>
    </style:style>
    <style:style style:name="T67" style:family="text">
      <style:text-properties officeooo:rsid="003218e9"/>
    </style:style>
    <style:style style:name="T68" style:family="text">
      <style:text-properties officeooo:rsid="003c2cf1"/>
    </style:style>
    <style:style style:name="T69" style:family="text">
      <style:text-properties officeooo:rsid="003f6c01"/>
    </style:style>
    <style:style style:name="T70" style:family="text">
      <style:text-properties fo:font-weight="normal" officeooo:rsid="003f6c01" style:font-weight-asian="normal" style:font-name-complex="Arial1" style:font-weight-complex="normal"/>
    </style:style>
    <style:style style:name="T71" style:family="text">
      <style:text-properties fo:font-weight="normal" officeooo:rsid="004596b9" style:font-weight-asian="normal" style:font-weight-complex="normal"/>
    </style:style>
    <style:style style:name="T72" style:family="text">
      <style:text-properties fo:font-weight="normal" officeooo:rsid="0081cccb" style:font-weight-asian="normal" style:font-weight-complex="normal"/>
    </style:style>
    <style:style style:name="T73" style:family="text">
      <style:text-properties fo:font-weight="normal" fo:background-color="transparent" loext:char-shading-value="0" style:font-weight-asian="normal" style:font-name-complex="Arial1" style:font-weight-complex="normal"/>
    </style:style>
    <style:style style:name="T74" style:family="text">
      <style:text-properties fo:font-weight="normal" officeooo:rsid="0081cccb" fo:background-color="transparent" loext:char-shading-value="0" style:font-weight-asian="normal" style:font-name-complex="Arial1" style:font-weight-complex="normal"/>
    </style:style>
    <style:style style:name="T75" style:family="text">
      <style:text-properties officeooo:rsid="00405f87"/>
    </style:style>
    <style:style style:name="T76" style:family="text">
      <style:text-properties officeooo:rsid="0041cc18"/>
    </style:style>
    <style:style style:name="T77" style:family="text">
      <style:text-properties officeooo:rsid="004596b9"/>
    </style:style>
    <style:style style:name="T78" style:family="text">
      <style:text-properties officeooo:rsid="0053c8e4"/>
    </style:style>
    <style:style style:name="T79" style:family="text">
      <style:text-properties officeooo:rsid="00570ec6"/>
    </style:style>
    <style:style style:name="T80" style:family="text">
      <style:text-properties officeooo:rsid="00586fa2"/>
    </style:style>
    <style:style style:name="T81" style:family="text">
      <style:text-properties officeooo:rsid="006173b4"/>
    </style:style>
    <style:style style:name="T82" style:family="text">
      <style:text-properties officeooo:rsid="0061d840"/>
    </style:style>
    <style:style style:name="T83" style:family="text">
      <style:text-properties officeooo:rsid="006819c0"/>
    </style:style>
    <style:style style:name="T84" style:family="text">
      <style:text-properties officeooo:rsid="006ecc08"/>
    </style:style>
    <style:style style:name="T85" style:family="text">
      <style:text-properties officeooo:rsid="006f7451"/>
    </style:style>
    <style:style style:name="T86" style:family="text">
      <style:text-properties officeooo:rsid="0073618b"/>
    </style:style>
    <style:style style:name="T87" style:family="text">
      <style:text-properties officeooo:rsid="00742dd8"/>
    </style:style>
    <style:style style:name="T88" style:family="text">
      <style:text-properties officeooo:rsid="007a6c46"/>
    </style:style>
    <style:style style:name="T89" style:family="text">
      <style:text-properties style:font-name-complex="Times New Roman"/>
    </style:style>
    <style:style style:name="T90" style:family="text">
      <style:text-properties officeooo:rsid="007b39f6"/>
    </style:style>
    <style:style style:name="T91" style:family="text">
      <style:text-properties officeooo:rsid="007c5f11"/>
    </style:style>
    <style:style style:name="T92" style:family="text">
      <style:text-properties style:font-name="Century Schoolbook L" fo:font-size="10pt" fo:font-weight="bold" style:font-size-asian="10pt" style:font-weight-asian="bold" style:font-name-complex="Arial2" style:font-size-complex="10pt" style:font-weight-complex="bold"/>
    </style:style>
    <style:style style:name="T93" style:family="text">
      <style:text-properties style:font-name="Century Schoolbook L" fo:font-size="10pt" fo:font-weight="bold" officeooo:rsid="007a6c46" style:font-size-asian="10pt" style:font-weight-asian="bold" style:font-name-complex="Arial2" style:font-size-complex="10pt" style:font-weight-complex="bold"/>
    </style:style>
    <style:style style:name="T94" style:family="text">
      <style:text-properties style:font-name="Century Schoolbook L" fo:font-size="10pt" fo:language="en" fo:country="GB" style:font-size-asian="10pt" style:font-name-complex="Century Schoolbook L" style:font-size-complex="10pt"/>
    </style:style>
    <style:style style:name="T95" style:family="text">
      <style:text-properties style:font-name="Century Schoolbook L" fo:font-size="10pt" fo:language="en" fo:country="GB" officeooo:rsid="00a09eb8" style:font-size-asian="10pt" style:font-name-complex="Century Schoolbook L" style:font-size-complex="10pt"/>
    </style:style>
    <style:style style:name="T96" style:family="text">
      <style:text-properties style:font-name="Century Schoolbook L" fo:font-size="10pt" fo:language="en" fo:country="GB" officeooo:rsid="00a22d06" style:font-size-asian="10pt" style:font-name-complex="Century Schoolbook L" style:font-size-complex="10pt"/>
    </style:style>
    <style:style style:name="T97" style:family="text">
      <style:text-properties style:font-name="Century Schoolbook L" fo:font-size="12pt" fo:language="en" fo:country="GB" fo:font-weight="bold" officeooo:rsid="006819c0" style:font-size-asian="12pt" style:font-weight-asian="bold" style:font-size-complex="12pt" style:font-weight-complex="bold"/>
    </style:style>
    <style:style style:name="T98" style:family="text">
      <style:text-properties style:font-name="Century Schoolbook L" fo:font-size="12pt" fo:language="en" fo:country="GB" fo:font-weight="bold" officeooo:rsid="00869054" style:font-size-asian="12pt" style:font-weight-asian="bold" style:font-size-complex="12pt" style:font-weight-complex="bold"/>
    </style:style>
    <style:style style:name="T99" style:family="text">
      <style:text-properties style:font-name="Century Schoolbook L" fo:font-size="12pt" fo:language="en" fo:country="GB" fo:font-weight="bold" officeooo:rsid="006819c0" fo:background-color="#ffff00" loext:char-shading-value="0" style:font-size-asian="12pt" style:font-weight-asian="bold" style:font-size-complex="12pt" style:font-weight-complex="bold"/>
    </style:style>
    <style:style style:name="T100" style:family="text">
      <style:text-properties style:font-name="Century Schoolbook L" fo:font-size="12pt" fo:language="en" fo:country="GB" fo:font-weight="bold" officeooo:rsid="006819c0" fo:background-color="transparent" loext:char-shading-value="0" style:font-size-asian="12pt" style:font-weight-asian="bold" style:font-size-complex="12pt" style:font-weight-complex="bold"/>
    </style:style>
    <style:style style:name="T101" style:family="text">
      <style:text-properties style:font-name="Century Schoolbook L" fo:font-size="12pt" fo:font-weight="bold" officeooo:rsid="0081cccb" style:font-size-asian="12pt" style:font-weight-asian="bold" style:font-name-complex="Arial2" style:font-size-complex="12pt" style:font-weight-complex="bold"/>
    </style:style>
    <style:style style:name="T102" style:family="text">
      <style:text-properties style:font-name="Century Schoolbook L" fo:font-size="12pt" fo:font-weight="bold" officeooo:rsid="0081cccb" style:font-size-asian="12pt" style:font-weight-asian="bold" style:font-name-complex="Arial1" style:font-size-complex="12pt" style:font-weight-complex="bold"/>
    </style:style>
    <style:style style:name="T103" style:family="text">
      <style:text-properties style:font-name="Century Schoolbook L" fo:font-size="12pt" fo:font-weight="bold" officeooo:rsid="00a74182" style:font-size-asian="12pt" style:font-weight-asian="bold" style:font-name-complex="Arial1" style:font-size-complex="12pt" style:font-weight-complex="bold"/>
    </style:style>
    <style:style style:name="T104" style:family="text">
      <style:text-properties style:font-name="Century Schoolbook L" fo:font-size="12pt" fo:font-weight="bold" officeooo:rsid="00a800de" style:font-size-asian="12pt" style:font-weight-asian="bold" style:font-name-complex="Arial1" style:font-size-complex="12pt" style:font-weight-complex="bold"/>
    </style:style>
    <style:style style:name="T105" style:family="text">
      <style:text-properties style:font-name="Century Schoolbook L" fo:font-size="12pt" style:font-size-asian="12pt" style:font-name-complex="Arial2" style:font-size-complex="12pt"/>
    </style:style>
    <style:style style:name="T106" style:family="text">
      <style:text-properties style:font-name="Century Schoolbook L" fo:font-size="12pt" fo:font-weight="normal" style:font-size-asian="12pt" style:font-weight-asian="normal" style:font-name-complex="Arial2" style:font-size-complex="12pt" style:font-weight-complex="normal"/>
    </style:style>
    <style:style style:name="T107" style:family="text">
      <style:text-properties style:font-name="Century Schoolbook L" fo:font-size="12pt" fo:font-weight="normal" officeooo:rsid="0081cccb" style:font-size-asian="12pt" style:font-weight-asian="normal" style:font-name-complex="Arial2" style:font-size-complex="12pt" style:font-weight-complex="normal"/>
    </style:style>
    <style:style style:name="T108" style:family="text">
      <style:text-properties style:font-name="Century Schoolbook L" fo:font-size="12pt" fo:font-weight="normal" style:font-size-asian="12pt" style:font-weight-asian="normal" style:font-name-complex="Arial1" style:font-size-complex="12pt" style:font-weight-complex="normal"/>
    </style:style>
    <style:style style:name="T109" style:family="text">
      <style:text-properties style:font-name="Century Schoolbook L" fo:font-size="12pt" fo:font-weight="normal" officeooo:rsid="0081cccb" style:font-size-asian="12pt" style:font-weight-asian="normal" style:font-name-complex="Arial1" style:font-size-complex="12pt" style:font-weight-complex="normal"/>
    </style:style>
    <style:style style:name="T110" style:family="text">
      <style:text-properties style:font-name="Century Schoolbook L" fo:font-size="12pt" fo:font-weight="normal" officeooo:rsid="007a6c46" style:font-size-asian="12pt" style:font-weight-asian="normal" style:font-name-complex="Arial1" style:font-size-complex="12pt" style:font-weight-complex="normal"/>
    </style:style>
    <style:style style:name="T111" style:family="text">
      <style:text-properties style:font-name="Century Schoolbook L" fo:font-size="12pt" fo:font-weight="normal" officeooo:rsid="00a74182" style:font-size-asian="12pt" style:font-weight-asian="normal" style:font-name-complex="Arial1" style:font-size-complex="12pt" style:font-weight-complex="normal"/>
    </style:style>
    <style:style style:name="T112" style:family="text">
      <style:text-properties style:font-name="Century Schoolbook L" fo:font-size="12pt" fo:font-weight="normal" officeooo:rsid="00a800de" style:font-size-asian="12pt" style:font-weight-asian="normal" style:font-name-complex="Arial1" style:font-size-complex="12pt" style:font-weight-complex="normal"/>
    </style:style>
    <style:style style:name="T113" style:family="text">
      <style:text-properties style:font-name="Century Schoolbook L" style:font-name-complex="Arial2"/>
    </style:style>
    <style:style style:name="T114" style:family="text">
      <style:text-properties style:font-name="Century Schoolbook L" officeooo:rsid="0081cccb" style:font-name-complex="Arial1"/>
    </style:style>
    <style:style style:name="T115" style:family="text">
      <style:text-properties style:font-name="Century Schoolbook L" officeooo:rsid="00a800de" style:font-name-complex="Arial1"/>
    </style:style>
    <style:style style:name="T116" style:family="text">
      <style:text-properties officeooo:rsid="007c8982"/>
    </style:style>
    <style:style style:name="T117" style:family="text">
      <style:text-properties officeooo:rsid="0081cccb"/>
    </style:style>
    <style:style style:name="T118" style:family="text">
      <style:text-properties style:font-name-complex="Arial2"/>
    </style:style>
    <style:style style:name="T119" style:family="text">
      <style:text-properties fo:font-size="12pt" fo:font-weight="bold" style:font-size-asian="12pt" style:font-weight-asian="bold" style:font-size-complex="12pt" style:font-weight-complex="bold"/>
    </style:style>
    <style:style style:name="T120" style:family="text">
      <style:text-properties fo:font-size="12pt" fo:font-weight="bold" officeooo:rsid="008b39ba" style:font-size-asian="12pt" style:font-weight-asian="bold" style:font-size-complex="12pt" style:font-weight-complex="bold"/>
    </style:style>
    <style:style style:name="T121" style:family="text">
      <style:text-properties fo:font-size="12pt" fo:font-weight="bold" officeooo:rsid="007a6c46" style:font-size-asian="12pt" style:font-weight-asian="bold" style:font-size-complex="12pt" style:font-weight-complex="bold"/>
    </style:style>
    <style:style style:name="T122" style:family="text">
      <style:text-properties fo:font-size="12pt" fo:font-weight="bold" officeooo:rsid="006ecc08" style:font-size-asian="12pt" style:font-weight-asian="bold" style:font-size-complex="12pt" style:font-weight-complex="bold"/>
    </style:style>
    <style:style style:name="T123" style:family="text">
      <style:text-properties fo:font-size="12pt" fo:font-weight="bold" officeooo:rsid="000c38a1" style:font-size-asian="12pt" style:font-weight-asian="bold" style:font-size-complex="12pt" style:font-weight-complex="bold"/>
    </style:style>
    <style:style style:name="T124" style:family="text">
      <style:text-properties fo:font-size="12pt" fo:font-weight="bold" officeooo:rsid="00915040" style:font-size-asian="12pt" style:font-weight-asian="bold" style:font-size-complex="12pt" style:font-weight-complex="bold"/>
    </style:style>
    <style:style style:name="T125" style:family="text">
      <style:text-properties fo:font-size="12pt" fo:font-weight="bold" officeooo:rsid="0093378d" style:font-size-asian="12pt" style:font-weight-asian="bold" style:font-size-complex="12pt" style:font-weight-complex="bold"/>
    </style:style>
    <style:style style:name="T126" style:family="text">
      <style:text-properties fo:font-size="12pt" fo:font-weight="bold" officeooo:rsid="00a74182" style:font-size-asian="12pt" style:font-weight-asian="bold" style:font-size-complex="12pt" style:font-weight-complex="bold"/>
    </style:style>
    <style:style style:name="T127" style:family="text">
      <style:text-properties fo:font-size="12pt" fo:font-weight="bold" officeooo:rsid="00a800de" style:font-size-asian="12pt" style:font-weight-asian="bold" style:font-size-complex="12pt" style:font-weight-complex="bold"/>
    </style:style>
    <style:style style:name="T128" style:family="text">
      <style:text-properties fo:font-size="12pt" fo:font-weight="bold" officeooo:rsid="007a6c46" style:font-size-asian="12pt" style:font-weight-asian="bold" style:font-name-complex="Arial1" style:font-size-complex="12pt" style:font-weight-complex="bold"/>
    </style:style>
    <style:style style:name="T129" style:family="text">
      <style:text-properties fo:font-size="12pt" fo:language="en" fo:country="US" fo:font-weight="bold" officeooo:rsid="008b39ba" style:font-size-asian="12pt" style:font-weight-asian="bold" style:font-size-complex="12pt" style:font-weight-complex="bold"/>
    </style:style>
    <style:style style:name="T130" style:family="text">
      <style:text-properties fo:font-size="12pt" style:font-size-asian="12pt" style:font-size-complex="12pt"/>
    </style:style>
    <style:style style:name="T131" style:family="text">
      <style:text-properties fo:font-size="12pt" officeooo:rsid="000c38a1" style:font-size-asian="12pt" style:font-size-complex="12pt"/>
    </style:style>
    <style:style style:name="T132" style:family="text">
      <style:text-properties fo:font-size="12pt" style:font-size-asian="12pt" style:font-name-complex="Arial1" style:font-size-complex="12pt"/>
    </style:style>
    <style:style style:name="T133" style:family="text">
      <style:text-properties fo:font-size="12pt" fo:font-weight="normal" officeooo:rsid="007a6c46" style:font-size-asian="12pt" style:font-weight-asian="normal" style:font-name-complex="Arial1" style:font-size-complex="12pt" style:font-weight-complex="normal"/>
    </style:style>
    <style:style style:name="T134" style:family="text">
      <style:text-properties fo:font-size="12pt" fo:font-weight="normal" style:font-size-asian="12pt" style:font-weight-asian="normal" style:font-size-complex="12pt" style:font-weight-complex="normal"/>
    </style:style>
    <style:style style:name="T135" style:family="text">
      <style:text-properties fo:font-size="12pt" fo:font-weight="normal" officeooo:rsid="000c38a1" style:font-size-asian="12pt" style:font-weight-asian="normal" style:font-size-complex="12pt" style:font-weight-complex="normal"/>
    </style:style>
    <style:style style:name="T136" style:family="text">
      <style:text-properties officeooo:rsid="00869054"/>
    </style:style>
    <style:style style:name="T137" style:family="text">
      <style:text-properties fo:background-color="transparent" loext:char-shading-value="0"/>
    </style:style>
    <style:style style:name="T138" style:family="text">
      <style:text-properties fo:background-color="transparent" loext:char-shading-value="0" style:font-name-complex="Arial1"/>
    </style:style>
    <style:style style:name="T139" style:family="text">
      <style:text-properties officeooo:rsid="0081cccb" fo:background-color="transparent" loext:char-shading-value="0" style:font-name-complex="Arial1"/>
    </style:style>
    <style:style style:name="T140" style:family="text">
      <style:text-properties officeooo:rsid="000c38a1" fo:background-color="transparent" loext:char-shading-value="0"/>
    </style:style>
    <style:style style:name="T141" style:family="text">
      <style:text-properties officeooo:rsid="008fa7ac" fo:background-color="transparent" loext:char-shading-value="0"/>
    </style:style>
    <style:style style:name="T142" style:family="text">
      <style:text-properties officeooo:rsid="00898421"/>
    </style:style>
    <style:style style:name="T143" style:family="text">
      <style:text-properties officeooo:rsid="008b39ba"/>
    </style:style>
    <style:style style:name="T144" style:family="text">
      <style:text-properties officeooo:rsid="008fa7ac"/>
    </style:style>
    <style:style style:name="T145" style:family="text">
      <style:text-properties officeooo:rsid="00915040"/>
    </style:style>
    <style:style style:name="T146" style:family="text">
      <style:text-properties officeooo:rsid="0092fb66"/>
    </style:style>
    <style:style style:name="T147" style:family="text">
      <style:text-properties officeooo:rsid="0093378d"/>
    </style:style>
    <style:style style:name="T148" style:family="text">
      <style:text-properties officeooo:rsid="009f4f61"/>
    </style:style>
    <style:style style:name="T149" style:family="text">
      <style:text-properties officeooo:rsid="009f59ac"/>
    </style:style>
    <style:style style:name="T150" style:family="text">
      <style:text-properties officeooo:rsid="00a22d06"/>
    </style:style>
    <style:style style:name="T151" style:family="text">
      <style:text-properties officeooo:rsid="00a58616"/>
    </style:style>
    <style:style style:name="T152" style:family="text">
      <style:text-properties officeooo:rsid="00a74182"/>
    </style:style>
    <style:style style:name="T153" style:family="text">
      <style:text-properties officeooo:rsid="00a800de"/>
    </style:style>
    <style:style style:name="T154" style:family="text">
      <style:text-properties officeooo:rsid="00a9dc3f"/>
    </style:style>
    <style:style style:name="T155" style:family="text">
      <style:text-properties fo:font-variant="normal" fo:text-transform="none" fo:color="#222222" loext:opacity="100%" style:font-name="Arial" fo:font-size="12pt" fo:letter-spacing="normal" fo:font-style="normal" fo:font-weight="bold" officeooo:rsid="00a58616" style:font-weight-asian="bold" style:font-weight-complex="bold"/>
    </style:style>
    <style:style style:name="T156" style:family="text">
      <style:text-properties fo:font-variant="normal" fo:text-transform="none" fo:color="#222222" loext:opacity="100%" style:font-name="Arial" fo:font-size="12pt" fo:letter-spacing="normal" fo:font-style="normal" fo:font-weight="normal" officeooo:rsid="007a6c46" style:font-size-asian="10pt" style:font-weight-asian="bold" style:font-name-complex="Arial2" style:font-size-complex="10pt" style:font-weight-complex="bold"/>
    </style:style>
    <style:style style:name="T157" style:family="text">
      <style:text-properties fo:font-variant="normal" fo:text-transform="none" fo:color="#222222" loext:opacity="100%" style:font-name="Arial" fo:font-size="12pt" fo:letter-spacing="normal" fo:font-style="normal" fo:font-weight="normal" officeooo:rsid="00a58616" style:font-weight-asian="bold" style:font-weight-complex="bold"/>
    </style:style>
    <style:style style:name="T158" style:family="text">
      <style:text-properties fo:font-variant="normal" fo:text-transform="none" style:font-name="georgia" fo:font-size="12pt" fo:letter-spacing="normal" fo:font-style="normal" fo:font-weight="bold" officeooo:rsid="00a58616" style:font-weight-asian="bold" style:font-weight-complex="bold"/>
    </style:style>
    <style:style style:name="T159" style:family="text">
      <style:text-properties fo:font-variant="normal" fo:text-transform="none" style:font-name="georgia" fo:font-size="12pt" fo:letter-spacing="normal" fo:font-style="normal" fo:font-weight="normal" officeooo:rsid="00a58616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"/>
      <text:p text:style-name="P145"><text:span text:style-name="T59">Date : </text:span><text:span text:style-name="T152">18</text:span><text:span text:style-name="T59">.</text:span><text:span text:style-name="T152">12</text:span><text:span text:style-name="T59">.202</text:span><text:span text:style-name="T84">5</text:span></text:p>
      <text:p text:style-name="P49"/>
      <text:p text:style-name="P91"><text:span text:style-name="Strong_20_Emphasis">UNDERTAKING</text:span></text:p>
      <text:p text:style-name="P50"><text:span text:style-name="T130">This Undertaking is made and entered into on</text:span><text:span text:style-name="T119"> </text:span><text:span text:style-name="T126">18</text:span><text:span text:style-name="T15">h</text:span><text:span text:style-name="T121"> </text:span><text:span text:style-name="T126">December</text:span><text:span text:style-name="T122"> </text:span><text:span text:style-name="T123">202</text:span><text:span text:style-name="T122">5</text:span><text:span text:style-name="T119">,</text:span><text:span text:style-name="T130"> by and between </text:span><text:span text:style-name="T123">Ms. </text:span><text:span text:style-name="T103">Monika Tiwari</text:span><text:span text:style-name="T121">, </text:span><text:span text:style-name="T111">D/O Manoj Tiwari,10/77 Gas Godam, raod, Obra, Panari,Sonbhadra UP-231219</text:span><text:span text:style-name="T133">, <text:s/></text:span><text:span text:style-name="T134">hereinafter referred to as the "Employee," and “</text:span><text:span text:style-name="T135">Consortium e-Learning Network Private Limited (Celnet)”</text:span><text:span text:style-name="T134"> a having its registered office at </text:span><text:span text:style-name="T135">Office No.</text:span><text:span text:style-name="T131"> 4, First Floor, CSC Pocket-E,Market, Mayur Vihar Phase II, Delhi - 110091</text:span><text:span text:style-name="T130">, hereinafter referred to as the "Company</text:span>."</text:p>
      <text:p text:style-name="P50"><text:span text:style-name="Strong_20_Emphasis">WHEREAS</text:span>, the Employee <text:span text:style-name="T1">was</text:span> employed by the Company in the position of “<text:span text:style-name="T47">International Marketing Manager</text:span><text:span text:style-name="T18">”</text:span><text:span text:style-name="T99"> </text:span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50"><text:span text:style-name="Strong_20_Emphasis">NOW, THEREFORE</text:span>, in consideration of the employment and the mutual covenants contained herein, the Employee agrees to the following:</text:p>
      <text:p text:style-name="P50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047099" text:style-name="L1">
        <text:list-header>
          <text:p text:style-name="P176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76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50"><text:span text:style-name="Strong_20_Emphasis">DAMAGES CLAUSE</text:span></text:p>
      <text:p text:style-name="P164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50"><text:span text:style-name="Strong_20_Emphasis">GOVERNING LAW</text:span></text:p>
      <text:p text:style-name="P50">This Undertaking shall be governed by and construed in accordance with the laws of <text:span text:style-name="T59">Delhi High Court </text:span>Jurisdiction.</text:p>
      <text:p text:style-name="P50"><text:span text:style-name="Strong_20_Emphasis">IN WITNESS WHEREOF</text:span>, the Employee has executed this Undertaking as of the date first above written.</text:p>
      <text:p text:style-name="P50"/>
      <text:p text:style-name="P50"/>
      <text:p text:style-name="P50"/>
      <text:p text:style-name="P157">( <text:span text:style-name="T115">Monika Tiwari</text:span><text:span text:style-name="T117"> </text:span><text:span text:style-name="T83">)</text:span></text:p>
      <text:p text:style-name="P146"/>
      <text:p text:style-name="P147"><text:span text:style-name="T59">Date : </text:span><text:span text:style-name="T153">18</text:span><text:span text:style-name="T59">.</text:span><text:span text:style-name="T153">12</text:span><text:span text:style-name="T59">.202</text:span><text:span text:style-name="T84">5</text:span></text:p>
      <text:p text:style-name="P51"/>
      <text:p text:style-name="P92"><text:span text:style-name="Strong_20_Emphasis">UNDERTAKING</text:span></text:p>
      <text:p text:style-name="P52"><text:span text:style-name="T130">This Undertaking is made and entered into on</text:span><text:span text:style-name="T119"> </text:span><text:span text:style-name="T127">18</text:span><text:span text:style-name="T16">th</text:span><text:span text:style-name="T127"> December</text:span><text:span text:style-name="T122"> </text:span><text:span text:style-name="T123">202</text:span><text:span text:style-name="T122">5</text:span><text:span text:style-name="T119">,</text:span><text:span text:style-name="T130"> by and between </text:span><text:span text:style-name="T104">Mr. Manish Singh</text:span><text:span text:style-name="T121">, </text:span><text:span text:style-name="T110">.</text:span><text:span text:style-name="T112">KhalikPur Village, Babuganj, Unchahar, Rai Bareilly-229001 </text:span><text:span text:style-name="T133">, <text:s/></text:span><text:span text:style-name="T134">hereinafter referred to as the "Employee," and “</text:span><text:span text:style-name="T135">Consortium e-Learning Network Private Limited (Celnet)”</text:span><text:span text:style-name="T134"> a having its registered office at </text:span><text:span text:style-name="T135">Office No.</text:span><text:span text:style-name="T131"> 4, First Floor, CSC Pocket-E, Market, Mayur Vihar Phase II, Delhi - 110091</text:span><text:span text:style-name="T130">, hereinafter referred to as the "Company</text:span>."</text:p>
      <text:p text:style-name="P52"><text:span text:style-name="Strong_20_Emphasis">WHEREAS</text:span>, the Employee <text:span text:style-name="T1">was</text:span> employed by the Company in the position of “<text:span text:style-name="T48">Commissioning Editor </text:span><text:span text:style-name="T18">”</text:span><text:span text:style-name="T99"> </text:span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52"><text:span text:style-name="Strong_20_Emphasis">NOW, THEREFORE</text:span>, in consideration of the employment and the mutual covenants contained herein, the Employee agrees to the following:</text:p>
      <text:p text:style-name="P52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5677319735" text:continue-numbering="true" text:style-name="L1">
        <text:list-header>
          <text:p text:style-name="P177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77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52"><text:span text:style-name="Strong_20_Emphasis">DAMAGES CLAUSE</text:span></text:p>
      <text:p text:style-name="P165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52"><text:span text:style-name="Strong_20_Emphasis">GOVERNING LAW</text:span></text:p>
      <text:p text:style-name="P52">This Undertaking shall be governed by and construed in accordance with the laws of <text:span text:style-name="T59">Delhi High Court </text:span>Jurisdiction.</text:p>
      <text:p text:style-name="P52"><text:span text:style-name="Strong_20_Emphasis">IN WITNESS WHEREOF</text:span>, the Employee has executed this Undertaking as of the date first above written.</text:p>
      <text:p text:style-name="P52"/>
      <text:p text:style-name="P52"/>
      <text:p text:style-name="P52"/>
      <text:p text:style-name="P158">( <text:span text:style-name="T115">Manish SIngh</text:span><text:span text:style-name="T83">)</text:span></text:p>
      <text:p text:style-name="P142"/>
      <text:p text:style-name="P143"><text:span text:style-name="T59">Date : </text:span><text:span text:style-name="T147">17</text:span><text:span text:style-name="T59">.</text:span><text:span text:style-name="T84">0</text:span><text:span text:style-name="T147">7</text:span><text:span text:style-name="T59">.202</text:span><text:span text:style-name="T84">5</text:span></text:p>
      <text:p text:style-name="P46"/>
      <text:p text:style-name="P90"><text:span text:style-name="Strong_20_Emphasis">UNDERTAKING</text:span></text:p>
      <text:p text:style-name="P47"><text:span text:style-name="T130">This Undertaking is made and entered into on</text:span><text:span text:style-name="T119"> </text:span><text:span text:style-name="T125">17</text:span><text:span text:style-name="T14">th</text:span><text:span text:style-name="T121"> </text:span><text:span text:style-name="T125">July</text:span><text:span text:style-name="T122"> </text:span><text:span text:style-name="T123">202</text:span><text:span text:style-name="T122">5</text:span><text:span text:style-name="T119">,</text:span><text:span text:style-name="T130"> by and between </text:span><text:span text:style-name="T123">Ms. </text:span><text:span text:style-name="T102">Hema</text:span><text:span text:style-name="T121">, </text:span><text:span text:style-name="T128">H.No. <text:s/></text:span><text:span text:style-name="T133">C Block, Haldi, Pantnagar Phoolbag, Udham Singh Nagar</text:span><text:span text:style-name="T106">, </text:span><text:span text:style-name="T108">Uttrakhand - 263146</text:span><text:span text:style-name="T133">, <text:s/></text:span><text:span text:style-name="T134">hereinafter referred to as the "Employee," and “</text:span><text:span text:style-name="T135">Consortium e-Learning Network Private Limited (Celnet)”</text:span><text:span text:style-name="T134"> a having its registered office at </text:span><text:span text:style-name="T135">Office No.</text:span><text:span text:style-name="T131"> 4, First Floor, CSC Pocket-E,Market, Mayur Vihar Phase II, Delhi - 110091</text:span><text:span text:style-name="T130">, hereinafter referred to as the "Company</text:span>."</text:p>
      <text:p text:style-name="P48"><text:span text:style-name="Strong_20_Emphasis">WHEREAS</text:span>, the Employee <text:span text:style-name="T1">was</text:span> employed by the Company in the position of <text:span text:style-name="T57">Assistant Program Coordinator</text:span><text:span text:style-name="T100">.</text:span><text:span text:style-name="T99"> </text:span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47"><text:span text:style-name="Strong_20_Emphasis">NOW, THEREFORE</text:span>, in consideration of the employment and the mutual covenants contained herein, the Employee agrees to the following:</text:p>
      <text:p text:style-name="P47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6129118418" text:continue-numbering="true" text:style-name="L1">
        <text:list-header>
          <text:p text:style-name="P178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78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47"><text:span text:style-name="Strong_20_Emphasis">DAMAGES CLAUSE</text:span></text:p>
      <text:p text:style-name="P163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47"><text:span text:style-name="Strong_20_Emphasis">GOVERNING LAW</text:span></text:p>
      <text:p text:style-name="P47">This Undertaking shall be governed by and construed in accordance with the laws of <text:span text:style-name="T59">Delhi High Court </text:span>Jurisdiction.</text:p>
      <text:p text:style-name="P47"><text:span text:style-name="Strong_20_Emphasis">IN WITNESS WHEREOF</text:span>, the Employee has executed this Undertaking as of the date first above written.</text:p>
      <text:p text:style-name="P47"/>
      <text:p text:style-name="P47"/>
      <text:p text:style-name="P47"/>
      <text:p text:style-name="P156">( <text:span text:style-name="T114">Hema</text:span><text:span text:style-name="T117"> </text:span><text:span text:style-name="T83">)</text:span></text:p>
      <text:p text:style-name="P142"/>
      <text:p text:style-name="P141"/>
      <text:p text:style-name="P141"/>
      <text:p text:style-name="P141"><text:span text:style-name="T59">Date : </text:span><text:span text:style-name="T142">2</text:span><text:span text:style-name="T143">9</text:span><text:span text:style-name="T59">.</text:span><text:span text:style-name="T84">0</text:span><text:span text:style-name="T143">3</text:span><text:span text:style-name="T59">.202</text:span><text:span text:style-name="T84">5</text:span></text:p>
      <text:p text:style-name="P39"/>
      <text:p text:style-name="P87"><text:span text:style-name="Strong_20_Emphasis">UNDERTAKING</text:span></text:p>
      <text:p text:style-name="P43"><text:span text:style-name="T130">This Undertaking is made and entered into on</text:span><text:span text:style-name="T119"> </text:span><text:span text:style-name="T124">25</text:span><text:span text:style-name="T14">th</text:span><text:span text:style-name="T121"> </text:span><text:span text:style-name="T120">March</text:span><text:span text:style-name="T122"> </text:span><text:span text:style-name="T123">202</text:span><text:span text:style-name="T122">5</text:span><text:span text:style-name="T119">,</text:span><text:span text:style-name="T130"> by and between </text:span><text:span text:style-name="T123">Ms. </text:span><text:span text:style-name="T101">Prerna Saxena</text:span><text:span text:style-name="T121">, </text:span><text:span text:style-name="T107">H.No.456 Kot Gaon</text:span><text:span text:style-name="T109">,</text:span><text:span text:style-name="T132"> </text:span><text:span text:style-name="T105">Rakesh Marg, Ghaziabad - 20100</text:span><text:span text:style-name="T128">, <text:s/></text:span><text:span text:style-name="T130">hereinafter referred to as the "Employee," and “</text:span><text:span text:style-name="T123">Consortium e-Learning Network Private Limited (Celnet)</text:span><text:span text:style-name="T131">”</text:span><text:span text:style-name="T130"> a having its registered office at </text:span><text:span text:style-name="T131">Office No. 4, First Floor, CSC Pocket-E,Market, Mayur Vihar Phase II, Delhi - 110091</text:span><text:span text:style-name="T130">, hereinafter referred to as the "Company</text:span>."</text:p>
      <text:p text:style-name="P40"><text:span text:style-name="Strong_20_Emphasis">WHEREAS</text:span>, the Employee <text:span text:style-name="T1">was</text:span> employed by the Company in the position of <text:span text:style-name="T144">Associate Edito</text:span><text:span text:style-name="T141">r</text:span><text:span text:style-name="T100">.</text:span><text:span text:style-name="T99"> </text:span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40"><text:span text:style-name="Strong_20_Emphasis">NOW, THEREFORE</text:span>, in consideration of the employment and the mutual covenants contained herein, the Employee agrees to the following:</text:p>
      <text:p text:style-name="P40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5868289472" text:continue-numbering="true" text:style-name="L1">
        <text:list-header>
          <text:p text:style-name="P179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79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40"><text:span text:style-name="Strong_20_Emphasis">DAMAGES CLAUSE</text:span></text:p>
      <text:p text:style-name="P154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40"><text:span text:style-name="Strong_20_Emphasis">GOVERNING LAW</text:span></text:p>
      <text:p text:style-name="P40">This Undertaking shall be governed by and construed in accordance with the laws of <text:span text:style-name="T59">Delhi High Court </text:span>Jurisdiction.</text:p>
      <text:p text:style-name="P40"><text:span text:style-name="Strong_20_Emphasis">IN WITNESS WHEREOF</text:span>, the Employee has executed this Undertaking as of the date first above written.</text:p>
      <text:p text:style-name="P40"/>
      <text:p text:style-name="P40"/>
      <text:p text:style-name="P40"/>
      <text:p text:style-name="P155">( <text:span text:style-name="T113">Prerna Saxena</text:span><text:span text:style-name="T117"> </text:span><text:span text:style-name="T83">)</text:span></text:p>
      <text:p text:style-name="P124"/>
      <text:p text:style-name="P140"/>
      <text:p text:style-name="P139"/>
      <text:p text:style-name="P139"><text:span text:style-name="T59">Date : </text:span><text:span text:style-name="T142">28</text:span><text:span text:style-name="T59">.</text:span><text:span text:style-name="T84">0</text:span><text:span text:style-name="T142">2</text:span><text:span text:style-name="T59">.202</text:span><text:span text:style-name="T84">5</text:span></text:p>
      <text:p text:style-name="P37"/>
      <text:p text:style-name="P86"><text:span text:style-name="Strong_20_Emphasis">UNDERTAKING</text:span></text:p>
      <text:p text:style-name="P38">This Undertaking is made and entered into on<text:span text:style-name="T18"> </text:span><text:span text:style-name="T38">28</text:span><text:span text:style-name="T10">th</text:span><text:span text:style-name="T34"> </text:span><text:span text:style-name="T38">febuary</text:span><text:span text:style-name="T31"> </text:span><text:span text:style-name="T19">202</text:span><text:span text:style-name="T31">5</text:span><text:span text:style-name="T18">,</text:span> by and between <text:span text:style-name="T19">M</text:span><text:span text:style-name="T38">r</text:span><text:span text:style-name="T19">s. </text:span><text:span text:style-name="T38">Manju</text:span><text:span text:style-name="T34"> </text:span><text:span text:style-name="T36">Singh</text:span><text:span text:style-name="T34">, </text:span><text:span text:style-name="T72">House</text:span><text:span text:style-name="T60"> No. </text:span><text:span text:style-name="T64">B-1/39, Sector – 34</text:span><text:span text:style-name="T60">, </text:span><text:span text:style-name="T118">Arrawali Appartments</text:span><text:span text:style-name="T60">. Noida, Gautam Budha Nagar - 201301</text:span><text:span text:style-name="T118"> (UP)</text:span><text:span text:style-name="T53">, <text:s/></text:span>hereinafter referred to as the "Employee," and “<text:span text:style-name="T19">Consortium e-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38"><text:span text:style-name="Strong_20_Emphasis">WHEREAS</text:span>, the Employee <text:span text:style-name="T1">was</text:span> employed by the Company in the position of <text:span text:style-name="T129">Accounts Manager</text:span></text:p>
      <text:p text:style-name="P38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38"><text:span text:style-name="Strong_20_Emphasis">NOW, THEREFORE</text:span>, in consideration of the employment and the mutual covenants contained herein, the Employee agrees to the following:</text:p>
      <text:p text:style-name="P38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4590183743" text:continue-numbering="true" text:style-name="L1">
        <text:list-header>
          <text:p text:style-name="P180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80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38"><text:span text:style-name="Strong_20_Emphasis">DAMAGES CLAUSE</text:span></text:p>
      <text:p text:style-name="P153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38"><text:span text:style-name="Strong_20_Emphasis">GOVERNING LAW</text:span></text:p>
      <text:p text:style-name="P38">This Undertaking shall be governed by and construed in accordance with the laws of <text:span text:style-name="T59">Delhi High Court </text:span>Jurisdiction.</text:p>
      <text:p text:style-name="P38"><text:span text:style-name="Strong_20_Emphasis">IN WITNESS WHEREOF</text:span>, the Employee has executed this Undertaking as of the date first above written.</text:p>
      <text:p text:style-name="P38"/>
      <text:p text:style-name="P38"/>
      <text:p text:style-name="P123">( <text:span text:style-name="T142">MANJU</text:span><text:span text:style-name="T117"> SINGH </text:span><text:span text:style-name="T83">)</text:span></text:p>
      <text:p text:style-name="P123"/>
      <text:p text:style-name="P152"/>
      <text:p text:style-name="P151"/>
      <text:p text:style-name="P138"/>
      <text:p text:style-name="P138"><text:span text:style-name="T59">Date : </text:span><text:span text:style-name="T90">1</text:span><text:span text:style-name="T117">5</text:span><text:span text:style-name="T59">.</text:span><text:span text:style-name="T84">0</text:span><text:span text:style-name="T117">3</text:span><text:span text:style-name="T59">.202</text:span><text:span text:style-name="T84">5</text:span></text:p>
      <text:p text:style-name="P35"/>
      <text:p text:style-name="P85"><text:span text:style-name="Strong_20_Emphasis">UNDERTAKING</text:span></text:p>
      <text:p text:style-name="P36">This Undertaking is made and entered into on<text:span text:style-name="T18"> </text:span><text:span text:style-name="T34">1</text:span><text:span text:style-name="T36">5</text:span><text:span text:style-name="T10">th</text:span><text:span text:style-name="T34"> </text:span><text:span text:style-name="T36">March</text:span><text:span text:style-name="T31"> </text:span><text:span text:style-name="T19">202</text:span><text:span text:style-name="T31">5</text:span><text:span text:style-name="T18">,</text:span> by and between <text:span text:style-name="T19">Ms. </text:span><text:span text:style-name="T36">Tanvi</text:span><text:span text:style-name="T34"> </text:span><text:span text:style-name="T36">Singh</text:span><text:span text:style-name="T34">, </text:span><text:span text:style-name="T72">House</text:span><text:span text:style-name="T60"> No. </text:span><text:span text:style-name="T64">233</text:span><text:span text:style-name="T60">, </text:span><text:span text:style-name="T64">Ram Nagar</text:span><text:span text:style-name="T60">, </text:span><text:span text:style-name="T118">Near Yashoda Hospital</text:span><text:span text:style-name="T60">. </text:span><text:span text:style-name="T118">Ghaziabad (UP)</text:span><text:span text:style-name="T53">, <text:s/></text:span>hereinafter referred to as the "Employee," and “<text:span text:style-name="T19">Consortium e-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36"><text:span text:style-name="Strong_20_Emphasis">WHEREAS</text:span>, the Employee <text:span text:style-name="T1">was</text:span> employed by the Company in the position of <text:span text:style-name="T97">Commissioning Editor</text:span><text:span text:style-name="T119">;</text:span></text:p>
      <text:p text:style-name="P36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36"><text:span text:style-name="Strong_20_Emphasis">NOW, THEREFORE</text:span>, in consideration of the employment and the mutual covenants contained herein, the Employee agrees to the following:</text:p>
      <text:p text:style-name="P36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5669324897" text:continue-numbering="true" text:style-name="L1">
        <text:list-header>
          <text:p text:style-name="P181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81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36"><text:span text:style-name="Strong_20_Emphasis">DAMAGES CLAUSE</text:span></text:p>
      <text:p text:style-name="P150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36"><text:span text:style-name="Strong_20_Emphasis">GOVERNING LAW</text:span></text:p>
      <text:p text:style-name="P36">This Undertaking shall be governed by and construed in accordance with the laws of <text:span text:style-name="T59">Delhi High Court </text:span>Jurisdiction.</text:p>
      <text:p text:style-name="P36"><text:span text:style-name="Strong_20_Emphasis">IN WITNESS WHEREOF</text:span>, the Employee has executed this Undertaking as of the date first above written.</text:p>
      <text:p text:style-name="P36"/>
      <text:p text:style-name="P122">( <text:span text:style-name="T117">TANVI SINGH </text:span><text:span text:style-name="T83">)</text:span></text:p>
      <text:p text:style-name="P122"/>
      <text:p text:style-name="P149"/>
      <text:p text:style-name="P148"/>
      <text:p text:style-name="P137"/>
      <text:p text:style-name="P137"><text:span text:style-name="T59">Date : </text:span><text:span text:style-name="T136">06</text:span><text:span text:style-name="T59">.</text:span><text:span text:style-name="T84">0</text:span><text:span text:style-name="T117">3</text:span><text:span text:style-name="T59">.202</text:span><text:span text:style-name="T84">5</text:span></text:p>
      <text:p text:style-name="P33"/>
      <text:p text:style-name="P84"><text:span text:style-name="Strong_20_Emphasis">UNDERTAKING</text:span></text:p>
      <text:p text:style-name="P36">This Undertaking is made and entered into on<text:span text:style-name="T18"> </text:span><text:span text:style-name="T37">06</text:span><text:span text:style-name="T10">th</text:span><text:span text:style-name="T34"> </text:span><text:span text:style-name="T36">March</text:span><text:span text:style-name="T31"> </text:span><text:span text:style-name="T19">202</text:span><text:span text:style-name="T31">5</text:span><text:span text:style-name="T18">,</text:span> by and between <text:span text:style-name="T19">Ms. </text:span><text:span text:style-name="T54">Tashi Gautam</text:span><text:span text:style-name="T55">, </text:span><text:span text:style-name="T74">MIG-2, Indra Puram</text:span><text:span text:style-name="T73">,</text:span><text:span text:style-name="T138"> 88 Kala Khriya, Agra </text:span><text:span text:style-name="T139">Shamshad Road</text:span><text:span text:style-name="T138">, Uttar Pradesh - 282001</text:span><text:span text:style-name="T58">, <text:s/></text:span><text:span text:style-name="T137">hereinafter referred to as the "Employee," and “</text:span><text:span text:style-name="T56">Consortium e-Learning Network Private Limited (Celnet)</text:span><text:span text:style-name="T140">”</text:span><text:span text:style-name="T137"> a having its registered office at </text:span><text:span text:style-name="T140">Office No.</text:span><text:span text:style-name="T1"> 4, First Floor, CSC Pocket-E,Market, Mayur Vihar Phase II, Delhi - 110091</text:span>, hereinafter referred to as the "Company."</text:p>
      <text:p text:style-name="P34"><text:span text:style-name="Strong_20_Emphasis">WHEREAS</text:span>, the Employee <text:span text:style-name="T1">was</text:span> employed by the Company in the position of <text:span text:style-name="T98">Assistant Program Coordinator.</text:span></text:p>
      <text:p text:style-name="P34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34"><text:span text:style-name="Strong_20_Emphasis">NOW, THEREFORE</text:span>, in consideration of the employment and the mutual covenants contained herein, the Employee agrees to the following:</text:p>
      <text:p text:style-name="P34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5510050178" text:continue-numbering="true" text:style-name="L1">
        <text:list-header>
          <text:p text:style-name="P182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82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34"><text:span text:style-name="Strong_20_Emphasis">DAMAGES CLAUSE</text:span></text:p>
      <text:p text:style-name="P136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34"><text:span text:style-name="Strong_20_Emphasis">GOVERNING LAW</text:span></text:p>
      <text:p text:style-name="P34">This Undertaking shall be governed by and construed in accordance with the laws of <text:span text:style-name="T59">Delhi High Court </text:span>Jurisdiction.</text:p>
      <text:p text:style-name="P34"><text:span text:style-name="Strong_20_Emphasis">IN WITNESS WHEREOF</text:span>, the Employee has executed this Undertaking as of the date first above written.</text:p>
      <text:p text:style-name="P34"/>
      <text:p text:style-name="P121">( <text:span text:style-name="T136">TASHI GAUTAM</text:span><text:span text:style-name="T117"> </text:span><text:span text:style-name="T83">)</text:span></text:p>
      <text:p text:style-name="P121"/>
      <text:p text:style-name="P135"/>
      <text:p text:style-name="P117"/>
      <text:p text:style-name="P115"/>
      <text:p text:style-name="P131"/>
      <text:p text:style-name="P131"><text:tab/><text:tab/><text:tab/><text:tab/><text:tab/><text:tab/><text:tab/><text:tab/><text:tab/><text:tab/><text:span text:style-name="T59">Date : </text:span><text:span text:style-name="T90">11</text:span><text:span text:style-name="T59">.</text:span><text:span text:style-name="T84">01</text:span><text:span text:style-name="T59">.202</text:span><text:span text:style-name="T84">5</text:span></text:p>
      <text:p text:style-name="P29"/>
      <text:p text:style-name="P82"><text:span text:style-name="Strong_20_Emphasis">UNDERTAKING</text:span></text:p>
      <text:p text:style-name="P30">This Undertaking is made and entered into on<text:span text:style-name="T18"> </text:span><text:span text:style-name="T34">11</text:span><text:span text:style-name="T10">th</text:span><text:span text:style-name="T34"> </text:span><text:span text:style-name="T31">Jan </text:span><text:span text:style-name="T19">202</text:span><text:span text:style-name="T31">5</text:span><text:span text:style-name="T18">,</text:span> by and between <text:span text:style-name="T19">Ms. </text:span><text:span text:style-name="T34">Nikita Mishra, </text:span><text:span text:style-name="T60">Flat No. F-105, Sai Apartment 3, </text:span><text:span text:style-name="T89"><text:s/></text:span><text:span text:style-name="T60">Sector 49, Near K.D. Public School, </text:span><text:span text:style-name="T53">Noida, <text:s/>G.B. Nagar (UP) </text:span><text:span text:style-name="T31">- </text:span><text:span text:style-name="T60">201301 </text:span>hereinafter referred to as the "Employee," and “<text:span text:style-name="T19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30"><text:span text:style-name="Strong_20_Emphasis">WHEREAS</text:span>, the Employee <text:span text:style-name="T1">was</text:span> employed by the Company in the position of <text:span text:style-name="T30">Associate Editor</text:span><text:span text:style-name="T18">;</text:span></text:p>
      <text:p text:style-name="P30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30"><text:span text:style-name="Strong_20_Emphasis">NOW, THEREFORE</text:span>, in consideration of the employment and the mutual covenants contained herein, the Employee agrees to the following:</text:p>
      <text:p text:style-name="P30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6425903829" text:continue-numbering="true" text:style-name="L1">
        <text:list-header>
          <text:p text:style-name="P183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83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30"><text:span text:style-name="Strong_20_Emphasis">DAMAGES CLAUSE</text:span></text:p>
      <text:p text:style-name="P132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30"><text:span text:style-name="Strong_20_Emphasis">GOVERNING LAW</text:span></text:p>
      <text:p text:style-name="P30">This Undertaking shall be governed by and construed in accordance with the laws of <text:span text:style-name="T59">Delhi High Court </text:span>Jurisdiction.</text:p>
      <text:p text:style-name="P30"><text:span text:style-name="Strong_20_Emphasis">IN WITNESS WHEREOF</text:span>, the Employee has executed this Undertaking as of the date first above written.</text:p>
      <text:p text:style-name="P30"/>
      <text:p text:style-name="P119">(<text:span text:style-name="T88">NIKITA MISHRA</text:span><text:span text:style-name="T83">)</text:span></text:p>
      <text:p text:style-name="P119"/>
      <text:p text:style-name="P115"/>
      <text:p text:style-name="P115"/>
      <text:p text:style-name="P115"><text:soft-page-break/></text:p>
      <text:p text:style-name="P115"/>
      <text:p text:style-name="P115"/>
      <text:p text:style-name="P115"><text:tab/><text:tab/><text:tab/><text:tab/><text:tab/><text:tab/><text:tab/><text:tab/><text:tab/><text:tab/><text:span text:style-name="T59">Date : </text:span><text:span text:style-name="T84">06</text:span><text:span text:style-name="T59">.</text:span><text:span text:style-name="T84">01</text:span><text:span text:style-name="T59">.202</text:span><text:span text:style-name="T84">5</text:span></text:p>
      <text:p text:style-name="P25"/>
      <text:p text:style-name="P81"><text:span text:style-name="Strong_20_Emphasis">UNDERTAKING</text:span></text:p>
      <text:p text:style-name="P27">This Undertaking is made and entered into on<text:span text:style-name="T18"> </text:span><text:span text:style-name="T31">6</text:span><text:span text:style-name="T8">th</text:span><text:span text:style-name="T31"> Jan </text:span><text:span text:style-name="T19">202</text:span><text:span text:style-name="T31">5</text:span><text:span text:style-name="T18">,</text:span> by and between <text:span text:style-name="T19">Ms. </text:span><text:span text:style-name="T31">Sandhya Gou</text:span><text:span text:style-name="T32">t</text:span><text:span text:style-name="T31">am, H.No. 24 Buddh </text:span><text:span text:style-name="T32">B</text:span><text:span text:style-name="T31">ihar, </text:span><text:span text:style-name="T18">Behrampur, <text:s/>Sector - 63</text:span> <text:span text:style-name="T31">Noida, G.B. Nagar - </text:span><text:span text:style-name="T60">201301 </text:span>hereinafter referred to as the "Employee," and “<text:span text:style-name="T31">IT Break Com </text:span><text:span text:style-name="T30">Private Limited</text:span><text:span text:style-name="T1">”</text:span> a having its registered office at <text:span text:style-name="T19">4</text:span><text:span text:style-name="T31">0 National Park, LGF, Lajpat Nagar IV</text:span><text:span text:style-name="T19">, New</text:span><text:span text:style-name="T31"> Delhi - 110024</text:span>, hereinafter referred to as the "Company."</text:p>
      <text:p text:style-name="P26"><text:span text:style-name="Strong_20_Emphasis">WHEREAS</text:span>, the Employee <text:span text:style-name="T1">was</text:span> employed by the Company in the position of <text:span text:style-name="T30">Associate Editor</text:span><text:span text:style-name="T18">;</text:span></text:p>
      <text:p text:style-name="P26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6"><text:span text:style-name="Strong_20_Emphasis">NOW, THEREFORE</text:span>, in consideration of the employment and the mutual covenants contained herein, the Employee agrees to the following:</text:p>
      <text:p text:style-name="P26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4991643900" text:continue-numbering="true" text:style-name="L1">
        <text:list-header>
          <text:p text:style-name="P184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84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26"><text:span text:style-name="Strong_20_Emphasis">DAMAGES CLAUSE</text:span></text:p>
      <text:p text:style-name="P116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26"><text:span text:style-name="Strong_20_Emphasis">GOVERNING LAW</text:span></text:p>
      <text:p text:style-name="P26">This Undertaking shall be governed by and construed in accordance with the laws of <text:span text:style-name="T59">Delhi High Court </text:span>Jurisdiction.</text:p>
      <text:p text:style-name="P26"><text:span text:style-name="Strong_20_Emphasis">IN WITNESS WHEREOF</text:span>, the Employee has executed this Undertaking as of the date first above written.</text:p>
      <text:p text:style-name="P26"/>
      <text:p text:style-name="P118">(<text:span text:style-name="T85">SANDHYA GOUTAM</text:span><text:span text:style-name="T83">)</text:span></text:p>
      <text:p text:style-name="P118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12"><text:tab/><text:tab/><text:tab/><text:tab/><text:tab/><text:tab/><text:tab/><text:tab/><text:tab/><text:tab/><text:span text:style-name="T59">Date : </text:span><text:span text:style-name="T81">04</text:span><text:span text:style-name="T59">.</text:span><text:span text:style-name="T81">12</text:span><text:span text:style-name="T59">.202</text:span><text:span text:style-name="T69">4</text:span></text:p>
      <text:p text:style-name="P21"/>
      <text:p text:style-name="P80"><text:span text:style-name="Strong_20_Emphasis">UNDERTAKING</text:span></text:p>
      <text:p text:style-name="P23">This Undertaking is made and entered into on<text:span text:style-name="T18"> </text:span><text:span text:style-name="T29">4</text:span><text:span text:style-name="T7">th</text:span><text:span text:style-name="T29"> December 2</text:span><text:span text:style-name="T19">02</text:span><text:span text:style-name="T23">4</text:span><text:span text:style-name="T18">,</text:span> by and between <text:span text:style-name="T19">M</text:span><text:span text:style-name="T28">r/Ms</text:span><text:span text:style-name="T19">. </text:span><text:span text:style-name="T29">Sameer Debnath</text:span><text:span text:style-name="T50">,</text:span><text:span text:style-name="T60"> H.No. </text:span><text:span text:style-name="T50">3/49 Subhash Park, Khora Colony, Ghaziabad,</text:span><text:span text:style-name="T60"> (UP) </text:span>hereinafter referred to as the "Employee," and “<text:span text:style-name="T19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22"><text:span text:style-name="Strong_20_Emphasis">WHEREAS</text:span>, the Employee <text:span text:style-name="T1">was</text:span> employed by the Company in the position of <text:span text:style-name="T29">Team Leader</text:span><text:span text:style-name="T81"> in Marketing Department ; </text:span></text:p>
      <text:p text:style-name="P22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2"><text:span text:style-name="Strong_20_Emphasis">NOW, THEREFORE</text:span>, in consideration of the employment and the mutual covenants contained herein, the Employee agrees to the following:</text:p>
      <text:p text:style-name="P22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6488750036" text:continue-numbering="true" text:style-name="L1">
        <text:list-header>
          <text:p text:style-name="P185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85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22"><text:span text:style-name="Strong_20_Emphasis">DAMAGES CLAUSE</text:span></text:p>
      <text:p text:style-name="P113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22"><text:span text:style-name="Strong_20_Emphasis">GOVERNING LAW</text:span></text:p>
      <text:p text:style-name="P22">This Undertaking shall be governed by and construed in accordance with the laws of <text:span text:style-name="T59">Delhi High Court </text:span>Jurisdiction.</text:p>
      <text:p text:style-name="P22"><text:span text:style-name="Strong_20_Emphasis">IN WITNESS WHEREOF</text:span>, the Employee has executed this Undertaking as of the date first above written.</text:p>
      <text:p text:style-name="P22"/>
      <text:p text:style-name="P70">(<text:span text:style-name="T82">SAMEER DEBNATH</text:span><text:span text:style-name="T78">)</text:span></text:p>
      <text:p text:style-name="P70"/>
      <text:p text:style-name="Standard"/>
      <text:p text:style-name="Standard"><text:soft-page-break/></text:p>
      <text:p text:style-name="Standard"/>
      <text:p text:style-name="Standard"/>
      <text:p text:style-name="P110"><text:tab/><text:tab/><text:tab/><text:tab/><text:tab/><text:tab/><text:tab/><text:tab/><text:tab/><text:tab/><text:span text:style-name="T59">Date : </text:span><text:span text:style-name="T83">21</text:span><text:span text:style-name="T59">.</text:span><text:span text:style-name="T83">12</text:span><text:span text:style-name="T59">.202</text:span><text:span text:style-name="T69">4</text:span></text:p>
      <text:p text:style-name="P19"/>
      <text:p text:style-name="P79"><text:span text:style-name="Strong_20_Emphasis">UNDERTAKING</text:span></text:p>
      <text:p text:style-name="P24">This Undertaking is made and entered into on<text:span text:style-name="T18"> </text:span><text:span text:style-name="T30">21</text:span><text:span text:style-name="T6">st</text:span><text:span text:style-name="T26"> </text:span><text:span text:style-name="T30">Dec</text:span><text:span text:style-name="T24"> </text:span><text:span text:style-name="T19">202</text:span><text:span text:style-name="T23">4</text:span><text:span text:style-name="T18">,</text:span> by and between <text:span text:style-name="T19">Ms. </text:span><text:span text:style-name="T30">Goldi Mishra </text:span><text:span text:style-name="T60">, <text:s text:c="3"/>F-5, Sai Apartment-2, Shyam Lal Colony, Near K.D. Public School, Barola, Sector – 49, Noida – 201301 </text:span>hereinafter referred to as the "Employee," and “<text:span text:style-name="T30">Dhruv Info Systems Private Limited</text:span><text:span text:style-name="T83"> </text:span><text:span text:style-name="T19">(</text:span><text:span text:style-name="T30">Dhruv</text:span><text:span text:style-name="T19">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20"><text:span text:style-name="Strong_20_Emphasis">WHEREAS</text:span>, the Employee <text:span text:style-name="T1">was</text:span> employed by the Company in the position of <text:span text:style-name="T30">Associate Editor</text:span><text:span text:style-name="T18">;</text:span></text:p>
      <text:p text:style-name="P20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0"><text:span text:style-name="Strong_20_Emphasis">NOW, THEREFORE</text:span>, in consideration of the employment and the mutual covenants contained herein, the Employee agrees to the following:</text:p>
      <text:p text:style-name="P20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5913978582" text:continue-numbering="true" text:style-name="L1">
        <text:list-header>
          <text:p text:style-name="P186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86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20"><text:span text:style-name="Strong_20_Emphasis">DAMAGES CLAUSE</text:span></text:p>
      <text:p text:style-name="P111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20"><text:span text:style-name="Strong_20_Emphasis">GOVERNING LAW</text:span></text:p>
      <text:p text:style-name="P20">This Undertaking shall be governed by and construed in accordance with the laws of <text:span text:style-name="T59">Delhi High Court </text:span>Jurisdiction.</text:p>
      <text:p text:style-name="P20"><text:span text:style-name="Strong_20_Emphasis">IN WITNESS WHEREOF</text:span>, the Employee has executed this Undertaking as of the date first above written.</text:p>
      <text:p text:style-name="P20"/>
      <text:p text:style-name="P69">(<text:span text:style-name="T30">GOLDI MISHRA</text:span><text:span text:style-name="T83">)</text:span></text:p>
      <text:p text:style-name="P69"/>
      <text:p text:style-name="Standard"/>
      <text:p text:style-name="Standard"/>
      <text:p text:style-name="Standard"><text:soft-page-break/></text:p>
      <text:p text:style-name="Standard"><text:tab/><text:tab/><text:tab/><text:tab/><text:tab/><text:tab/><text:tab/><text:tab/><text:tab/><text:tab/><text:span text:style-name="T59">Date : </text:span><text:span text:style-name="T86">09</text:span><text:span text:style-name="T59">.</text:span><text:span text:style-name="T86">01</text:span><text:span text:style-name="T59">.202</text:span><text:span text:style-name="T86">5</text:span></text:p>
      <text:p text:style-name="P1"/>
      <text:p text:style-name="P72"><text:span text:style-name="Strong_20_Emphasis">UNDERTAKING</text:span></text:p>
      <text:p text:style-name="P72"><text:span text:style-name="Strong_20_Emphasis"/></text:p>
      <text:p text:style-name="P28">This Undertaking is made and entered into on <text:span text:style-name="T33">9</text:span><text:span text:style-name="T9">th</text:span><text:span text:style-name="T33"> January </text:span><text:span text:style-name="T19">202</text:span><text:span text:style-name="T33">5</text:span><text:span text:style-name="T18">,</text:span> by and between <text:span text:style-name="T19">Ms. </text:span><text:span text:style-name="T33">Manshi, </text:span>M- 239, Opp. IIMT Hospital, <text:span text:style-name="T33">Ganga Nagar, Meerut(UP) – 250001</text:span><text:span text:style-name="T62">, </text:span>hereinafter referred to as the "<text:span text:style-name="T18">Employee</text:span>" and “<text:span text:style-name="T19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2"><text:span text:style-name="Strong_20_Emphasis">WHEREAS</text:span>, the Employee <text:span text:style-name="T1">was</text:span> employed by the Company in the position of<text:span text:style-name="T18"> </text:span><text:span text:style-name="T27">Associate </text:span><text:span text:style-name="T19">Editor</text:span>;</text:p>
      <text:p text:style-name="P2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"><text:span text:style-name="Strong_20_Emphasis">NOW, THEREFORE</text:span>, in consideration of the employment and the mutual covenants contained herein, the Employee agrees to the following:</text:p>
      <text:list xml:id="list133204693336517" text:continue-numbering="true" text:style-name="L1">
        <text:list-item>
          <text:p text:style-name="P187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187"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187"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item>
      </text:list>
      <text:p text:style-name="P2"><text:span text:style-name="Strong_20_Emphasis">DAMAGES CLAUSE</text:span></text:p>
      <text:p text:style-name="P97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2"><text:span text:style-name="Strong_20_Emphasis">GOVERNING LAW</text:span></text:p>
      <text:p text:style-name="P2">This Undertaking shall be governed by and construed in accordance with the laws of <text:span text:style-name="T59">Delhi High Court </text:span>Jurisdiction.</text:p>
      <text:p text:style-name="P2"><text:span text:style-name="Strong_20_Emphasis">IN WITNESS WHEREOF</text:span>, the Employee has executed this Undertaking as of the date first above written.</text:p>
      <text:p text:style-name="P2"/>
      <text:p text:style-name="P62">(<text:span text:style-name="T87">MANSHI</text:span>)</text:p>
      <text:p text:style-name="P62"/>
      <text:p text:style-name="P62"/>
      <text:p text:style-name="P98"/>
      <text:p text:style-name="P98"><text:soft-page-break/><text:tab/><text:tab/><text:tab/><text:tab/><text:tab/><text:tab/><text:tab/><text:tab/><text:tab/><text:tab/><text:span text:style-name="T59">Date : 22.12.2023</text:span></text:p>
      <text:p text:style-name="P3"/>
      <text:p text:style-name="P73"><text:span text:style-name="Strong_20_Emphasis">UNDERTAKING</text:span></text:p>
      <text:p text:style-name="P73"><text:span text:style-name="Strong_20_Emphasis"/></text:p>
      <text:p text:style-name="P5">This Undertaking is made and entered into on <text:span text:style-name="T19">22</text:span><text:span text:style-name="T2">nd</text:span><text:span text:style-name="T19"> December 2023</text:span><text:span text:style-name="T18">,</text:span> by and between <text:span text:style-name="T19">Ms. </text:span><text:span text:style-name="T20">Vaishali Rautela </text:span><text:span text:style-name="T1"><text:s/>R/o H.No. B-252, Uttranchal Vihar (Loni), </text:span><text:span text:style-name="T59">Ghaziabad, Uttar Pradesh - <text:s/>201102</text:span><text:span text:style-name="T62">, </text:span>hereinafter referred to as the "Employee," and “<text:span text:style-name="T19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4"><text:span text:style-name="Strong_20_Emphasis">WHEREAS</text:span>, the Employee <text:span text:style-name="T1">was</text:span> employed by the Company in the position of <text:span text:style-name="T20">Editorial Assistant</text:span>;</text:p>
      <text:p text:style-name="P4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4"><text:span text:style-name="Strong_20_Emphasis">NOW, THEREFORE</text:span>, in consideration of the employment and the mutual covenants contained herein, the Employee agrees to the following:</text:p>
      <text:list xml:id="list133204800909252" text:continue-numbering="true" text:style-name="L1">
        <text:list-item>
          <text:p text:style-name="P188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188"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188"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item>
      </text:list>
      <text:p text:style-name="P4"><text:span text:style-name="Strong_20_Emphasis">DAMAGES CLAUSE</text:span></text:p>
      <text:p text:style-name="P99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4"><text:span text:style-name="Strong_20_Emphasis">GOVERNING LAW</text:span></text:p>
      <text:p text:style-name="P4">This Undertaking shall be governed by and construed in accordance with the laws of <text:span text:style-name="T59">Delhi High Court </text:span>Jurisdiction.</text:p>
      <text:p text:style-name="P4"><text:span text:style-name="Strong_20_Emphasis">IN WITNESS WHEREOF</text:span>, the Employee has executed this Undertaking as of the date first above written.</text:p>
      <text:p text:style-name="P4"/>
      <text:p text:style-name="P63">(<text:span text:style-name="T66">VAISHALI RAUTELA</text:span>)</text:p>
      <text:p text:style-name="P63"/>
      <text:p text:style-name="P63"/>
      <text:p text:style-name="P99"/>
      <text:p text:style-name="P100"><text:soft-page-break/></text:p>
      <text:p text:style-name="P100"><text:tab/><text:tab/><text:tab/><text:tab/><text:tab/><text:tab/><text:tab/><text:tab/><text:tab/><text:tab/><text:span text:style-name="T59">Date : 22.12.2023</text:span></text:p>
      <text:p text:style-name="P6"/>
      <text:p text:style-name="P74"><text:span text:style-name="Strong_20_Emphasis">UNDERTAKING</text:span></text:p>
      <text:p text:style-name="P74"><text:span text:style-name="Strong_20_Emphasis"/></text:p>
      <text:p text:style-name="P7">This Undertaking is made and entered into on <text:span text:style-name="T19">22</text:span><text:span text:style-name="T2">nd</text:span><text:span text:style-name="T19"> December 2023</text:span><text:span text:style-name="T18">,</text:span> by and between <text:span text:style-name="T19">M</text:span><text:span text:style-name="T21">r</text:span><text:span text:style-name="T19">. </text:span><text:span text:style-name="T21">Vishant Kumar</text:span><text:span text:style-name="T1"> R/o </text:span><text:span text:style-name="T61">H.No. 8/1079 Street No. 04, </text:span><text:span text:style-name="T60">Adarsh Nagar, <text:s/>Modinagar, </text:span><text:span text:style-name="T62">Ghaziabad – 201204, Uttar Pradesh, </text:span>hereinafter referred to as the "<text:span text:style-name="T18">Employee</text:span>," and “<text:span text:style-name="T19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7"><text:span text:style-name="Strong_20_Emphasis">WHEREAS</text:span>, the Employee <text:span text:style-name="T1">was</text:span> employed by the Company in the position of <text:span text:style-name="T21">Marketing Research <text:s/>Analyst</text:span><text:span text:style-name="T18">;</text:span></text:p>
      <text:p text:style-name="P7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7"><text:span text:style-name="Strong_20_Emphasis">NOW, THEREFORE</text:span>, in consideration of the employment and the mutual covenants contained herein, the Employee agrees to the following:</text:p>
      <text:list xml:id="list133205286005853" text:continue-numbering="true" text:style-name="L1">
        <text:list-item>
          <text:p text:style-name="P189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189"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189"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item>
      </text:list>
      <text:p text:style-name="P7"><text:span text:style-name="Strong_20_Emphasis">DAMAGES CLAUSE</text:span></text:p>
      <text:p text:style-name="P101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7"><text:span text:style-name="Strong_20_Emphasis">GOVERNING LAW</text:span></text:p>
      <text:p text:style-name="P7">This Undertaking shall be governed by and construed in accordance with the laws of <text:span text:style-name="T59">Delhi High Court </text:span>Jurisdiction.</text:p>
      <text:p text:style-name="P7"><text:span text:style-name="Strong_20_Emphasis">IN WITNESS WHEREOF</text:span>, the Employee has executed this Undertaking as of the date first above written.</text:p>
      <text:p text:style-name="P7"/>
      <text:p text:style-name="P64">(<text:span text:style-name="T67">VISHANT KUMR)</text:span></text:p>
      <text:p text:style-name="P64"/>
      <text:p text:style-name="P64"/>
      <text:p text:style-name="P102"><text:soft-page-break/></text:p>
      <text:p text:style-name="P102"><text:tab/><text:tab/><text:tab/><text:tab/><text:tab/><text:tab/><text:tab/><text:tab/><text:tab/><text:tab/><text:span text:style-name="T59">Date : 22.12.2023</text:span></text:p>
      <text:p text:style-name="P8"/>
      <text:p text:style-name="P75"><text:span text:style-name="Strong_20_Emphasis">UNDERTAKING</text:span></text:p>
      <text:p text:style-name="P75"><text:span text:style-name="Strong_20_Emphasis"/></text:p>
      <text:p text:style-name="P10">This Undertaking is made and entered into on <text:span text:style-name="T22">30</text:span><text:span text:style-name="T3">th</text:span><text:span text:style-name="T22"> </text:span><text:span text:style-name="T19">December 2023</text:span><text:span text:style-name="T18">,</text:span> by and between <text:span text:style-name="T19">M</text:span><text:span text:style-name="T22">s</text:span><text:span text:style-name="T19"> </text:span><text:span text:style-name="T22">Arti </text:span><text:span text:style-name="T1">R/o </text:span><text:span text:style-name="T61">H.No. </text:span>RZF-478/17, BahloL Pur Market, <text:span text:style-name="T61">Sector – 63, Noida 201301</text:span><text:span text:style-name="T62">, Uttar Pradesh, </text:span>hereinafter referred to as the "<text:span text:style-name="T18">Employee</text:span>," and “<text:span text:style-name="T19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9"><text:span text:style-name="Strong_20_Emphasis">WHEREAS</text:span>, the Employee <text:span text:style-name="T1">was</text:span> employed by the Company in the position of <text:span text:style-name="T21">Marketing Research <text:s/>Analyst</text:span><text:span text:style-name="T18">;</text:span></text:p>
      <text:p text:style-name="P9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9"><text:span text:style-name="Strong_20_Emphasis">NOW, THEREFORE</text:span>, in consideration of the employment and the mutual covenants contained herein, the Employee agrees to the following:</text:p>
      <text:list xml:id="list133205103542073" text:continue-numbering="true" text:style-name="L1">
        <text:list-item>
          <text:p text:style-name="P190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190"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190"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item>
      </text:list>
      <text:p text:style-name="P9"><text:span text:style-name="Strong_20_Emphasis">DAMAGES CLAUSE</text:span></text:p>
      <text:p text:style-name="P103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9"><text:span text:style-name="Strong_20_Emphasis">GOVERNING LAW</text:span></text:p>
      <text:p text:style-name="P9">This Undertaking shall be governed by and construed in accordance with the laws of <text:span text:style-name="T59">Delhi High Court </text:span>Jurisdiction.</text:p>
      <text:p text:style-name="P9"><text:span text:style-name="Strong_20_Emphasis">IN WITNESS WHEREOF</text:span>, the Employee has executed this Undertaking as of the date first above written.</text:p>
      <text:p text:style-name="P9"/>
      <text:p text:style-name="P65">( <text:span text:style-name="T68">ARTI ) </text:span></text:p>
      <text:p text:style-name="P65"/>
      <text:p text:style-name="P65"/>
      <text:p text:style-name="P104"><text:soft-page-break/></text:p>
      <text:p text:style-name="P104"/>
      <text:p text:style-name="P104"><text:tab/><text:tab/><text:tab/><text:tab/><text:tab/><text:tab/><text:tab/><text:tab/><text:tab/><text:tab/><text:span text:style-name="T59">Date : 2</text:span><text:span text:style-name="T69">5</text:span><text:span text:style-name="T59">.</text:span><text:span text:style-name="T69">01</text:span><text:span text:style-name="T59">.202</text:span><text:span text:style-name="T69">4</text:span></text:p>
      <text:p text:style-name="P11"/>
      <text:p text:style-name="P76"><text:span text:style-name="Strong_20_Emphasis">UNDERTAKING</text:span></text:p>
      <text:p text:style-name="P76"><text:span text:style-name="Strong_20_Emphasis"/></text:p>
      <text:p text:style-name="P12">This Undertaking is made and entered into on<text:span text:style-name="T18"> </text:span><text:span text:style-name="T23">25</text:span><text:span text:style-name="T4">th</text:span><text:span text:style-name="T23"> January </text:span><text:span text:style-name="T19">202</text:span><text:span text:style-name="T23">4</text:span><text:span text:style-name="T18">,</text:span> by and between <text:span text:style-name="T19">Ms. </text:span><text:span text:style-name="T23">Monika Devi </text:span><text:span text:style-name="T60">D/o Sh. Rakesh Kumar, Village-Baghed (34/104), PO-Mangnoti, </text:span><text:span text:style-name="T70">Dist. Hamirpur, HP </text:span><text:span text:style-name="T51">- </text:span><text:span text:style-name="T70">176040</text:span><text:span text:style-name="T62">,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12"><text:span text:style-name="Strong_20_Emphasis">WHEREAS</text:span>, the Employee <text:span text:style-name="T1">was</text:span> employed by the Company in the position of <text:span text:style-name="T23">Program Coordinator</text:span>;</text:p>
      <text:p text:style-name="P12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2"><text:span text:style-name="Strong_20_Emphasis">NOW, THEREFORE</text:span>, in consideration of the employment and the mutual covenants contained herein, the Employee agrees to the following:</text:p>
      <text:list xml:id="list133205654790867" text:continue-numbering="true" text:style-name="L1">
        <text:list-item>
          <text:p text:style-name="P191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191"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191"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item>
      </text:list>
      <text:p text:style-name="P12"><text:span text:style-name="Strong_20_Emphasis">DAMAGES CLAUSE</text:span></text:p>
      <text:p text:style-name="P105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12"><text:span text:style-name="Strong_20_Emphasis">GOVERNING LAW</text:span></text:p>
      <text:p text:style-name="P12">This Undertaking shall be governed by and construed in accordance with the laws of <text:span text:style-name="T59">Delhi High Court </text:span>Jurisdiction.</text:p>
      <text:p text:style-name="P12"><text:span text:style-name="Strong_20_Emphasis">IN WITNESS WHEREOF</text:span>, the Employee has executed this Undertaking as of the date first above written.</text:p>
      <text:p text:style-name="P12"/>
      <text:p text:style-name="P66">(<text:span text:style-name="T69">MONIKA DEVI</text:span>)</text:p>
      <text:p text:style-name="P66"/>
      <text:p text:style-name="P66"/>
      <text:p text:style-name="P106"><text:soft-page-break/></text:p>
      <text:p text:style-name="P106"><text:tab/><text:tab/><text:tab/><text:tab/><text:tab/><text:tab/><text:tab/><text:tab/><text:tab/><text:tab/><text:span text:style-name="T59">Date : </text:span><text:span text:style-name="T75">18</text:span><text:span text:style-name="T59">.</text:span><text:span text:style-name="T69">0</text:span><text:span text:style-name="T75">5</text:span><text:span text:style-name="T59">.202</text:span><text:span text:style-name="T69">4</text:span></text:p>
      <text:p text:style-name="P13"/>
      <text:p text:style-name="P77"><text:span text:style-name="Strong_20_Emphasis">UNDERTAKING</text:span></text:p>
      <text:p text:style-name="P14">This Undertaking is made and entered into on<text:span text:style-name="T18"> </text:span><text:span text:style-name="T24">18</text:span><text:span text:style-name="T5">th</text:span><text:span text:style-name="T24"> May </text:span><text:span text:style-name="T19">202</text:span><text:span text:style-name="T23">4</text:span><text:span text:style-name="T18">,</text:span> by and between <text:span text:style-name="T19">Ms. </text:span><text:span text:style-name="T24">Tanya Jamwal </text:span><text:span text:style-name="T60">D/o J.S. Jamwal, H.No. 151, Pocket 1, </text:span><text:span text:style-name="T52">Sector – 23, Rohini, New Delhi – 110085,</text:span><text:span text:style-name="T62">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14"><text:span text:style-name="Strong_20_Emphasis">WHEREAS</text:span>, the Employee <text:span text:style-name="T1">was</text:span> employed by the Company in the position of <text:span text:style-name="T23">Program </text:span><text:span text:style-name="T24">Manager</text:span>;</text:p>
      <text:p text:style-name="P14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5"><text:span text:style-name="Strong_20_Emphasis">NOW, THEREFORE</text:span>, in consideration of the employment and the mutual covenants contained herein, the Employee agrees to the following:</text:p>
      <text:p text:style-name="P15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6455733481" text:continue-numbering="true" text:style-name="L1">
        <text:list-header>
          <text:p text:style-name="P192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92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14"><text:span text:style-name="Strong_20_Emphasis">DAMAGES CLAUSE</text:span></text:p>
      <text:p text:style-name="P107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14"><text:span text:style-name="Strong_20_Emphasis">GOVERNING LAW</text:span></text:p>
      <text:p text:style-name="P14">This Undertaking shall be governed by and construed in accordance with the laws of <text:span text:style-name="T59">Delhi High Court </text:span>Jurisdiction.</text:p>
      <text:p text:style-name="P14"><text:span text:style-name="Strong_20_Emphasis">IN WITNESS WHEREOF</text:span>, the Employee has executed this Undertaking as of the date first above written.</text:p>
      <text:p text:style-name="P14"/>
      <text:p text:style-name="P67">(<text:span text:style-name="T76">TANYA JAMWAL</text:span>)</text:p>
      <text:p text:style-name="P67"/>
      <text:p text:style-name="P67"/>
      <text:p text:style-name="P67"/>
      <text:p text:style-name="P108"/>
      <text:p text:style-name="P108"><text:soft-page-break/></text:p>
      <text:p text:style-name="P108"/>
      <text:p text:style-name="P108"><text:tab/><text:tab/><text:tab/><text:tab/><text:tab/><text:tab/><text:tab/><text:tab/><text:tab/><text:tab/><text:span text:style-name="T59">Date : </text:span><text:span text:style-name="T77">20</text:span><text:span text:style-name="T59">.</text:span><text:span text:style-name="T69">0</text:span><text:span text:style-name="T75">5</text:span><text:span text:style-name="T59">.202</text:span><text:span text:style-name="T69">4</text:span></text:p>
      <text:p text:style-name="P16"/>
      <text:p text:style-name="P78"><text:span text:style-name="Strong_20_Emphasis">UNDERTAKING</text:span></text:p>
      <text:p text:style-name="P18">This Undertaking is made and entered into on<text:span text:style-name="T18"> </text:span><text:span text:style-name="T25">20</text:span><text:span text:style-name="T5">th</text:span><text:span text:style-name="T24"> May </text:span><text:span text:style-name="T19">202</text:span><text:span text:style-name="T23">4</text:span><text:span text:style-name="T18">,</text:span> by and between <text:span text:style-name="T19">Ms. </text:span><text:span text:style-name="T25">Aakash Kumar Singh </text:span><text:span text:style-name="T24"><text:s/></text:span><text:span text:style-name="T71">S</text:span><text:span text:style-name="T25">/</text:span><text:span text:style-name="T60">D/o </text:span><text:span text:style-name="T63">Neeraj Kumar Singh</text:span><text:span text:style-name="T60">, H.No. 210, Gandhi Road, Shakti Nagar, Chandausi, Sambhal, Uttar Pradesh 202412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17"><text:span text:style-name="Strong_20_Emphasis">WHEREAS</text:span>, the Employee <text:span text:style-name="T1">was</text:span> employed by the Company in the position of <text:span text:style-name="T25">Senior Executive Marketing</text:span><text:span text:style-name="T18">;</text:span></text:p>
      <text:p text:style-name="P17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7"><text:span text:style-name="Strong_20_Emphasis">NOW, THEREFORE</text:span>, in consideration of the employment and the mutual covenants contained herein, the Employee agrees to the following:</text:p>
      <text:p text:style-name="P17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4425090130" text:continue-numbering="true" text:style-name="L1">
        <text:list-header>
          <text:p text:style-name="P193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93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17"><text:span text:style-name="Strong_20_Emphasis">DAMAGES CLAUSE</text:span></text:p>
      <text:p text:style-name="P109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17"><text:span text:style-name="Strong_20_Emphasis">GOVERNING LAW</text:span></text:p>
      <text:p text:style-name="P17">This Undertaking shall be governed by and construed in accordance with the laws of <text:span text:style-name="T59">Delhi High Court </text:span>Jurisdiction.</text:p>
      <text:p text:style-name="P17"><text:span text:style-name="Strong_20_Emphasis">IN WITNESS WHEREOF</text:span>, the Employee has executed this Undertaking as of the date first above written.</text:p>
      <text:p text:style-name="P17"/>
      <text:p text:style-name="P68">(<text:span text:style-name="T77">AAKASH KUMAR SINGH</text:span>)</text:p>
      <text:p text:style-name="P68"/>
      <text:p text:style-name="P67"/>
      <text:p text:style-name="P67"/>
      <text:p text:style-name="P67"><text:soft-page-break/><text:span text:style-name="Strong_20_Emphasis"/></text:p>
      <text:p text:style-name="P67"><text:span text:style-name="Strong_20_Emphasis"/></text:p>
      <text:p text:style-name="P71"><text:span text:style-name="Strong_20_Emphasis">UNDERTAKING</text:span></text:p>
      <text:p text:style-name="P71"><text:span text:style-name="Strong_20_Emphasis"/></text:p>
      <text:p text:style-name="Text_20_body">I, <text:span text:style-name="T79">__________________________</text:span> holding the position of <text:span text:style-name="T79">___________________ , Consortium eLearning Network Private Limited</text:span>, do hereby solemnly affirm and undertake as follows:</text:p>
      <text:list xml:id="list1234000022" text:style-name="L2">
        <text:list-item>
          <text:p text:style-name="P203"><text:span text:style-name="Strong_20_Emphasis">KRA and Task Completion</text:span>: I acknowledge that my role and responsibilities include achieving Key Res<text:span text:style-name="T80">ponsibilities </text:span>Areas (KRAs) and completing the tasks assigned to me in a timely and efficient manner as per the expectations set by the company.</text:p>
        </text:list-item>
        <text:list-item>
          <text:p text:style-name="P203"><text:span text:style-name="Strong_20_Emphasis">Non-fulfillment of Responsibilities</text:span>: I understand that if I fail to meet the set KRAs, or do not complete my tasks/work within the agreed-upon timelines, it will be a breach of my professional duties and responsibilities.</text:p>
        </text:list-item>
        <text:list-item>
          <text:p text:style-name="P203"><text:span text:style-name="Strong_20_Emphasis">Salary and Compensation</text:span>: I hereby commit that, in the event of my failure to fulfill my KRAs or complete my assigned tasks/work within the designated time, I will not request or claim any salary, compensation, or any other financial benefit for that period or time frame in which my performance was subpar or incomplete.</text:p>
        </text:list-item>
        <text:list-item>
          <text:p text:style-name="P203"><text:span text:style-name="Strong_20_Emphasis">Acknowledgment of Accountability</text:span>: I understand that this undertaking holds me accountable for my work and performance and that non-fulfillment of duties may also lead to disciplinary actions as per the company’s policies.</text:p>
        </text:list-item>
      </text:list>
      <text:p text:style-name="Text_20_body">This undertaking is executed voluntarily and with full understanding of its implications.</text:p>
      <text:p text:style-name="Text_20_body"><text:span text:style-name="Strong_20_Emphasis"/></text:p>
      <text:p text:style-name="Text_20_body"><text:span text:style-name="Strong_20_Emphasis">Date</text:span>: <text:span text:style-name="T79">_______________</text:span><text:line-break/><text:span text:style-name="Strong_20_Emphasis">Employee Name</text:span>: <text:span text:style-name="T79">___________________</text:span><text:line-break/><text:span text:style-name="Strong_20_Emphasis">Employee ID</text:span>: <text:span text:style-name="T79">______________________</text:span><text:line-break/><text:span text:style-name="Strong_20_Emphasis">Signature</text:span>: _________________________</text:p>
      <text:p text:style-name="Text_20_body"><text:span text:style-name="Strong_20_Emphasis"/></text:p>
      <text:p text:style-name="P114"><text:span text:style-name="Strong_20_Emphasis">Authorized Company Representative</text:span>:<text:line-break/>Name: <text:span text:style-name="T79">___________________________</text:span></text:p>
      <text:p text:style-name="P114">Designation:<text:span text:style-name="T79">_______________________</text:span><text:line-break/>Signature: ________________________</text:p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133"/>
      <text:p text:style-name="P133"><text:tab/><text:tab/><text:tab/><text:tab/><text:tab/><text:tab/><text:tab/><text:tab/><text:tab/><text:tab/><text:span text:style-name="T59">Date : </text:span><text:span text:style-name="T90">1</text:span><text:span text:style-name="T91">8</text:span><text:span text:style-name="T59">.</text:span><text:span text:style-name="T84">01</text:span><text:span text:style-name="T59">.202</text:span><text:span text:style-name="T84">5</text:span></text:p>
      <text:p text:style-name="P31"/>
      <text:p text:style-name="P83"><text:span text:style-name="Strong_20_Emphasis">UNDERTAKING</text:span></text:p>
      <text:p text:style-name="P32">This Undertaking is made and entered into on<text:span text:style-name="T18"> </text:span><text:span text:style-name="T34">1</text:span><text:span text:style-name="T35">3</text:span><text:span text:style-name="T10">th</text:span><text:span text:style-name="T34"> </text:span><text:span text:style-name="T31">Jan </text:span><text:span text:style-name="T19">202</text:span><text:span text:style-name="T31">5</text:span><text:span text:style-name="T18">,</text:span> by and between <text:span text:style-name="T19">M</text:span><text:span text:style-name="T35">r</text:span><text:span text:style-name="T19">. </text:span><text:span text:style-name="T35">Bhavya</text:span><text:span text:style-name="T34"> </text:span><text:span text:style-name="T93">S/o Surya Prakas</text:span><text:bookmark text:name="__DdeLink__7177_219265771"/><text:span text:style-name="T93">h </text:span><text:span text:style-name="T92">H.No. 15/286, Nehru Road, </text:span><text:span text:style-name="T93">Baraut, Bhaghpat – 250611 (UP) </text:span>hereinafter referred to as the "Employee," and “<text:span text:style-name="T19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32"><text:span text:style-name="Strong_20_Emphasis">WHEREAS</text:span>, the Employee <text:span text:style-name="T1">was</text:span> employed by the Company in the position of <text:span text:style-name="T30">Associate Editor</text:span><text:span text:style-name="T18">;</text:span></text:p>
      <text:p text:style-name="P32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32"><text:span text:style-name="Strong_20_Emphasis">NOW, THEREFORE</text:span>, in consideration of the employment and the mutual covenants contained herein, the Employee agrees to the following:</text:p>
      <text:p text:style-name="P32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4758531118" text:continue-list="list133204425090130" text:style-name="L1">
        <text:list-header>
          <text:p text:style-name="P194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94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32"><text:span text:style-name="Strong_20_Emphasis">DAMAGES CLAUSE</text:span></text:p>
      <text:p text:style-name="P134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32"><text:span text:style-name="Strong_20_Emphasis">GOVERNING LAW</text:span></text:p>
      <text:p text:style-name="P32">This Undertaking shall be governed by and construed in accordance with the laws of <text:span text:style-name="T59">Delhi High Court </text:span>Jurisdiction.</text:p>
      <text:p text:style-name="P32"><text:span text:style-name="Strong_20_Emphasis">IN WITNESS WHEREOF</text:span>, the Employee has executed this Undertaking as of the date first above written.</text:p>
      <text:p text:style-name="P32"/>
      <text:p text:style-name="P120">(<text:span text:style-name="T116">BHAVYA</text:span><text:span text:style-name="T83">)</text:span></text:p>
      <text:p text:style-name="P120"/>
      <text:p text:style-name="P67"/>
      <text:p text:style-name="P67"/>
      <text:p text:style-name="P67"><text:soft-page-break/></text:p>
      <text:p text:style-name="P159"><text:tab/><text:tab/><text:tab/><text:tab/><text:tab/><text:tab/><text:tab/><text:tab/><text:tab/><text:tab/><text:span text:style-name="T59">Date : </text:span><text:span text:style-name="T145">25</text:span><text:span text:style-name="T59">.</text:span><text:span text:style-name="T84">0</text:span><text:span text:style-name="T145">4</text:span><text:span text:style-name="T59">.202</text:span><text:span text:style-name="T84">5</text:span></text:p>
      <text:p text:style-name="P41"/>
      <text:p text:style-name="P88"><text:span text:style-name="Strong_20_Emphasis">UNDERTAKING</text:span></text:p>
      <text:p text:style-name="P42">This Undertaking is made and entered into on<text:span text:style-name="T18"> </text:span><text:span text:style-name="T39">25</text:span><text:span text:style-name="T10">th</text:span><text:span text:style-name="T34"> </text:span><text:span text:style-name="T39">April</text:span><text:span text:style-name="T31"> </text:span><text:span text:style-name="T19">202</text:span><text:span text:style-name="T31">5</text:span><text:span text:style-name="T18">,</text:span> by and between <text:span text:style-name="T39">Mr. Shivam Sharma,</text:span><text:span text:style-name="T145"> ‘Associate Editor’</text:span><text:span text:style-name="T93"> </text:span>hereinafter referred to as the "Employee," and “<text:span text:style-name="T19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42"><text:span text:style-name="Strong_20_Emphasis">WHEREAS</text:span>, the Employee <text:span text:style-name="T1">was</text:span> employed by the Company in the position of <text:span text:style-name="T30">Associate Editor</text:span><text:span text:style-name="T18">;</text:span></text:p>
      <text:p text:style-name="P42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42"><text:span text:style-name="Strong_20_Emphasis">NOW, THEREFORE</text:span>, in consideration of the employment and the mutual covenants contained herein, the Employee agrees to the following:</text:p>
      <text:p text:style-name="P42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6018729725" text:continue-numbering="true" text:style-name="L1">
        <text:list-header>
          <text:p text:style-name="P195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95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42"><text:span text:style-name="Strong_20_Emphasis">DAMAGES CLAUSE</text:span></text:p>
      <text:p text:style-name="P160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42"><text:span text:style-name="Strong_20_Emphasis">GOVERNING LAW</text:span></text:p>
      <text:p text:style-name="P42">This Undertaking shall be governed by and construed in accordance with the laws of <text:span text:style-name="T59">Delhi High Court </text:span>Jurisdiction.</text:p>
      <text:p text:style-name="P42"><text:span text:style-name="Strong_20_Emphasis">IN WITNESS WHEREOF</text:span>, the Employee has executed this Undertaking as of the date first above written.</text:p>
      <text:p text:style-name="P42"/>
      <text:p text:style-name="P125">(<text:span text:style-name="T145">Mr. Shivam Sharma</text:span><text:span text:style-name="T83">)</text:span></text:p>
      <text:p text:style-name="P125"/>
      <text:p text:style-name="P125"/>
      <text:p text:style-name="P125"/>
      <text:p text:style-name="P161"><text:soft-page-break/><text:span text:style-name="T59">Date : </text:span><text:span text:style-name="T146">26</text:span><text:span text:style-name="T59">.</text:span><text:span text:style-name="T84">0</text:span><text:span text:style-name="T145">4</text:span><text:span text:style-name="T59">.202</text:span><text:span text:style-name="T84">5</text:span></text:p>
      <text:p text:style-name="P44"/>
      <text:p text:style-name="P89"><text:span text:style-name="Strong_20_Emphasis">UNDERTAKING</text:span></text:p>
      <text:p text:style-name="P45">This Undertaking is made and entered into on<text:span text:style-name="T18"> </text:span><text:span text:style-name="T39">2</text:span><text:span text:style-name="T40">6</text:span><text:span text:style-name="T10">th</text:span><text:span text:style-name="T34"> </text:span><text:span text:style-name="T39">April</text:span><text:span text:style-name="T31"> </text:span><text:span text:style-name="T19">202</text:span><text:span text:style-name="T31">5</text:span><text:span text:style-name="T18">,</text:span> by and between <text:span text:style-name="T40">Ms. Pooja Kumari</text:span><text:span text:style-name="T39"> ,</text:span><text:span text:style-name="T145"> ‘Associate Editor’</text:span><text:span text:style-name="T93"> </text:span>hereinafter referred to as the "Employee," and “<text:span text:style-name="T19">Consortium eLearning Network Private Limited (Celnet)</text:span><text:span text:style-name="T1">”</text:span> a having its registered office at <text:span text:style-name="T1">Office No. 4, First Floor, CSC Pocket-E, Market, Mayur Vihar Phase II, Delhi - 110091</text:span>, hereinafter referred to as the "Company."</text:p>
      <text:p text:style-name="P45"><text:span text:style-name="Strong_20_Emphasis">WHEREAS</text:span>, the Employee <text:span text:style-name="T1">was</text:span> employed by the Company in the position of <text:span text:style-name="T30">Associate Editor</text:span><text:span text:style-name="T18">;</text:span></text:p>
      <text:p text:style-name="P45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45"><text:span text:style-name="Strong_20_Emphasis">NOW, THEREFORE</text:span>, in consideration of the employment and the mutual covenants contained herein, the Employee agrees to the following:</text:p>
      <text:p text:style-name="P45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4714128694" text:continue-numbering="true" text:style-name="L1">
        <text:list-header>
          <text:p text:style-name="P196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96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45"><text:span text:style-name="Strong_20_Emphasis">DAMAGES CLAUSE</text:span></text:p>
      <text:p text:style-name="P162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45"><text:span text:style-name="Strong_20_Emphasis">GOVERNING LAW</text:span></text:p>
      <text:p text:style-name="P45">This Undertaking shall be governed by and construed in accordance with the laws of <text:span text:style-name="T59">Delhi High Court </text:span>Jurisdiction.</text:p>
      <text:p text:style-name="P45"><text:span text:style-name="Strong_20_Emphasis">IN WITNESS WHEREOF</text:span>, the Employee has executed this Undertaking as of the date first above written.</text:p>
      <text:p text:style-name="P45"/>
      <text:p text:style-name="P126">(<text:span text:style-name="T146">Ms. Pooja Kumari</text:span><text:span text:style-name="T83">)</text:span></text:p>
      <text:p text:style-name="P126"/>
      <text:p text:style-name="P126"/>
      <text:p text:style-name="P126"/>
      <text:p text:style-name="P126"/>
      <text:p text:style-name="P166"><text:soft-page-break/></text:p>
      <text:p text:style-name="P166"><text:span text:style-name="T59">Date : </text:span><text:span text:style-name="T148">23</text:span><text:span text:style-name="T59">.</text:span><text:span text:style-name="T84">0</text:span><text:span text:style-name="T148">8</text:span><text:span text:style-name="T59">.202</text:span><text:span text:style-name="T84">5</text:span></text:p>
      <text:p text:style-name="P53"/>
      <text:p text:style-name="P93"><text:span text:style-name="Strong_20_Emphasis">UNDERTAKING</text:span></text:p>
      <text:p text:style-name="P54">This Undertaking is made and entered into on<text:span text:style-name="T18"> </text:span><text:span text:style-name="T41">23</text:span><text:span text:style-name="T11">rd</text:span><text:span text:style-name="T41"> </text:span><text:span text:style-name="T34"><text:s/></text:span><text:span text:style-name="T41">Aug</text:span><text:span text:style-name="T31"> </text:span><text:span text:style-name="T19">202</text:span><text:span text:style-name="T31">5</text:span><text:span text:style-name="T18">,</text:span> by and between <text:span text:style-name="T40">Ms. </text:span><text:span text:style-name="T41">Priya Jha</text:span><text:span text:style-name="T39"> ,</text:span><text:span text:style-name="T145"> </text:span><text:span text:style-name="T93"><text:s/></text:span>hereinafter referred to as the "<text:span text:style-name="T94">Contractor</text:span>," and “<text:span text:style-name="T19">Consortium eLearning Network Private Limited (Celnet)</text:span><text:span text:style-name="T1">”</text:span> a having its registered office at <text:span text:style-name="T1">Office No. 4, First Floor, CSC Pocket-E, Market, Mayur Vihar Phase II, Delhi - 110091</text:span>, hereinafter referred to as the "Company."</text:p>
      <text:p text:style-name="P54"><text:span text:style-name="Strong_20_Emphasis">WHEREAS</text:span>, the Employee <text:span text:style-name="T1">was</text:span> employed by the Company in the <text:span text:style-name="T41">Contractor</text:span><text:span text:style-name="T18">;</text:span></text:p>
      <text:p text:style-name="P54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54"><text:span text:style-name="Strong_20_Emphasis">NOW, THEREFORE</text:span>, in consideration of the employment and the mutual covenants contained herein, the Employee agrees to the following:</text:p>
      <text:p text:style-name="P54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5071580042" text:continue-numbering="true" text:style-name="L1">
        <text:list-header>
          <text:p text:style-name="P197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97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54"><text:span text:style-name="Strong_20_Emphasis">DAMAGES CLAUSE</text:span></text:p>
      <text:p text:style-name="P167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54"><text:span text:style-name="Strong_20_Emphasis">GOVERNING LAW</text:span></text:p>
      <text:p text:style-name="P54">This Undertaking shall be governed by and construed in accordance with the laws of <text:span text:style-name="T59">Delhi High Court </text:span>Jurisdiction.</text:p>
      <text:p text:style-name="P54"><text:span text:style-name="Strong_20_Emphasis">IN WITNESS WHEREOF</text:span>, the Employee has executed this Undertaking as of the date first above written.</text:p>
      <text:p text:style-name="P54"/>
      <text:p text:style-name="P127">(<text:span text:style-name="T146">Ms. P</text:span><text:span text:style-name="T148">riya Jha</text:span><text:span text:style-name="T83">)</text:span></text:p>
      <text:p text:style-name="P127"/>
      <text:p text:style-name="P127"/>
      <text:p text:style-name="P127"/>
      <text:p text:style-name="P127"/>
      <text:p text:style-name="P127"/>
      <text:p text:style-name="P168"><text:soft-page-break/><text:span text:style-name="T59">Date : </text:span><text:span text:style-name="T146">2</text:span><text:span text:style-name="T149">3</text:span><text:span text:style-name="T59">.</text:span><text:span text:style-name="T84">0</text:span><text:span text:style-name="T149">8</text:span><text:span text:style-name="T59">.202</text:span><text:span text:style-name="T84">5</text:span></text:p>
      <text:p text:style-name="P55"/>
      <text:p text:style-name="P94"><text:span text:style-name="Strong_20_Emphasis">UNDERTAKING</text:span></text:p>
      <text:p text:style-name="P59">This Undertaking is made and entered into on<text:span text:style-name="T18"> </text:span><text:span text:style-name="T41">23</text:span><text:span text:style-name="T11">rd</text:span><text:span text:style-name="T41"> </text:span><text:span text:style-name="T34"><text:s/></text:span><text:span text:style-name="T41">Aug</text:span><text:span text:style-name="T31"> </text:span><text:span text:style-name="T19">202</text:span><text:span text:style-name="T31">5</text:span><text:span text:style-name="T18">,</text:span> by and between <text:span text:style-name="T40">Ms. </text:span><text:span text:style-name="T42">Amisha Kumari Patel</text:span><text:span text:style-name="T39"> ,</text:span><text:span text:style-name="T145"> ‘Associate Editor’</text:span><text:span text:style-name="T93"> </text:span>hereinafter referred to as the "Employee," and “<text:span text:style-name="T43">IT Break Com Pvt Ltd</text:span><text:span text:style-name="T1">”</text:span> a having its office at <text:span text:style-name="T94"><text:s/>A-118 </text:span><text:span text:style-name="T95">1</text:span><text:span text:style-name="T17">st</text:span><text:span text:style-name="T95"> Floor</text:span><text:span text:style-name="T94">, </text:span><text:span text:style-name="T95">L-1B </text:span><text:span text:style-name="T94">Sector – 63, Noida - <text:s/>201301 </text:span>, hereinafter referred to as the "Company."</text:p>
      <text:p text:style-name="P56"><text:span text:style-name="Strong_20_Emphasis">WHEREAS</text:span>, the Employee <text:span text:style-name="T1">was</text:span> employed by the Company in the position of <text:span text:style-name="T42">Marketing Research Analyst</text:span><text:span text:style-name="T18">;</text:span></text:p>
      <text:p text:style-name="P56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56"><text:span text:style-name="Strong_20_Emphasis">NOW, THEREFORE</text:span>, in consideration of the employment and the mutual covenants contained herein, the Employee agrees to the following:</text:p>
      <text:p text:style-name="P56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4628725670" text:continue-numbering="true" text:style-name="L1">
        <text:list-header>
          <text:p text:style-name="P198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98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56"><text:span text:style-name="Strong_20_Emphasis">DAMAGES CLAUSE</text:span></text:p>
      <text:p text:style-name="P169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56"><text:span text:style-name="Strong_20_Emphasis">GOVERNING LAW</text:span></text:p>
      <text:p text:style-name="P56">This Undertaking shall be governed by and construed in accordance with the laws of <text:span text:style-name="T59">Delhi High Court </text:span>Jurisdiction.</text:p>
      <text:p text:style-name="P56"><text:span text:style-name="Strong_20_Emphasis">IN WITNESS WHEREOF</text:span>, the Employee has executed this Undertaking as of the date first above written.</text:p>
      <text:p text:style-name="P56"/>
      <text:p text:style-name="P128">(<text:span text:style-name="T146"> Ms. </text:span><text:span text:style-name="T149">Amisha Kumari Patel</text:span><text:span text:style-name="T83">)</text:span></text:p>
      <text:p text:style-name="P128"/>
      <text:p text:style-name="P128"/>
      <text:p text:style-name="P128"/>
      <text:p text:style-name="P128"/>
      <text:p text:style-name="P170"><text:soft-page-break/><text:span text:style-name="T59">Date : </text:span><text:span text:style-name="T148">23</text:span><text:span text:style-name="T59">.</text:span><text:span text:style-name="T84">0</text:span><text:span text:style-name="T148">8</text:span><text:span text:style-name="T59">.202</text:span><text:span text:style-name="T84">5</text:span></text:p>
      <text:p text:style-name="P57"/>
      <text:p text:style-name="P95"><text:span text:style-name="Strong_20_Emphasis">UNDERTAKING</text:span></text:p>
      <text:p text:style-name="P58">This Undertaking is made and entered into on<text:span text:style-name="T18"> </text:span><text:span text:style-name="T41">23</text:span><text:span text:style-name="T11">rd</text:span><text:span text:style-name="T41"> </text:span><text:span text:style-name="T34"><text:s/></text:span><text:span text:style-name="T41">Aug</text:span><text:span text:style-name="T31"> </text:span><text:span text:style-name="T19">202</text:span><text:span text:style-name="T31">5</text:span><text:span text:style-name="T18">,</text:span> by and between <text:span text:style-name="T40">Ms. </text:span><text:span text:style-name="T44">Shipra Gupta</text:span><text:span text:style-name="T39"> ,</text:span><text:span text:style-name="T145"> </text:span><text:span text:style-name="T93"><text:s/></text:span>hereinafter referred to as the "<text:span text:style-name="T96">Employee</text:span>," and “<text:span text:style-name="T19">Consortium eLearning Network Private Limited (Celnet)</text:span><text:span text:style-name="T1">”</text:span> a having its registered office at <text:span text:style-name="T1">Office No. 4, First Floor, CSC Pocket-E, Market, Mayur Vihar Phase II, Delhi - 110091</text:span>, hereinafter referred to as <text:span text:style-name="T18">Senior Market Research Analyst</text:span> the "Company."</text:p>
      <text:p text:style-name="P58"><text:span text:style-name="Strong_20_Emphasis">WHEREAS</text:span>, the Employee <text:span text:style-name="T1">was</text:span> employed by the Company in the <text:span text:style-name="T45">Employee</text:span><text:span text:style-name="T18">;</text:span></text:p>
      <text:p text:style-name="P58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58"><text:span text:style-name="Strong_20_Emphasis">NOW, THEREFORE</text:span>, in consideration of the employment and the mutual covenants contained herein, the Employee agrees to the following:</text:p>
      <text:p text:style-name="P58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5735043168" text:continue-numbering="true" text:style-name="L1">
        <text:list-header>
          <text:p text:style-name="P199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99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58"><text:span text:style-name="Strong_20_Emphasis">DAMAGES CLAUSE</text:span></text:p>
      <text:p text:style-name="P171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58"><text:span text:style-name="Strong_20_Emphasis">GOVERNING LAW</text:span></text:p>
      <text:p text:style-name="P58">This Undertaking shall be governed by and construed in accordance with the laws of <text:span text:style-name="T59">Delhi High Court </text:span>Jurisdiction.</text:p>
      <text:p text:style-name="P58"><text:span text:style-name="Strong_20_Emphasis">IN WITNESS WHEREOF</text:span>, the Employee has executed this Undertaking as of the date first above written.</text:p>
      <text:p text:style-name="P58"/>
      <text:p text:style-name="P130">(<text:span text:style-name="T146">Ms. </text:span><text:span text:style-name="T150">Shipra Gupta</text:span><text:span text:style-name="T145"> </text:span><text:span text:style-name="T83">)</text:span></text:p>
      <text:p text:style-name="P130"/>
      <text:p text:style-name="P130"/>
      <text:p text:style-name="P130"/>
      <text:p text:style-name="P130"/>
      <text:p text:style-name="P172"><text:soft-page-break/></text:p>
      <text:p text:style-name="P172"><text:span text:style-name="T59">Date : </text:span><text:span text:style-name="T151">11</text:span><text:span text:style-name="T59">.</text:span><text:span text:style-name="T151">12</text:span><text:span text:style-name="T59">.202</text:span><text:span text:style-name="T84">5</text:span></text:p>
      <text:p text:style-name="P60"/>
      <text:p text:style-name="P96"><text:span text:style-name="Strong_20_Emphasis">UNDERTAKING</text:span></text:p>
      <text:p text:style-name="P61">This Undertaking is made and entered into on<text:span text:style-name="T18"> </text:span><text:span text:style-name="T46">11</text:span><text:span text:style-name="T12">th</text:span><text:span text:style-name="T41"> </text:span><text:span text:style-name="T46">Dec </text:span><text:span text:style-name="T19">202</text:span><text:span text:style-name="T31">5</text:span><text:span text:style-name="T18">,</text:span> by and between <text:span text:style-name="T40">Ms. </text:span><text:span text:style-name="T46">Srishti Singh</text:span><text:span text:style-name="T39"> ,</text:span><text:span text:style-name="T145"> <text:s/></text:span><text:span text:style-name="T151">Mahadev Nagar, Kashipur , Uttarakhand- 244713</text:span><text:span text:style-name="T93"> </text:span>hereinafter referred to as the "<text:span text:style-name="T96">Employee</text:span>," and “<text:span text:style-name="T19">Consortium eLearning Network Private Limited (Celnet)</text:span><text:span text:style-name="T1">”</text:span> a having its registered office at <text:span text:style-name="T1">Office No. 4, First Floor, CSC Pocket-E, Market, Mayur Vihar Phase II, Delhi - 110091</text:span>, hereinafter referred to as <text:span text:style-name="T46">Program Manager</text:span> the "Company."</text:p>
      <text:p text:style-name="P61"><text:span text:style-name="Strong_20_Emphasis">WHEREAS</text:span>, the Employee <text:span text:style-name="T1">was</text:span> employed by the Company in the <text:span text:style-name="T45">Employee</text:span><text:span text:style-name="T18">;</text:span></text:p>
      <text:p text:style-name="P61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61"><text:span text:style-name="Strong_20_Emphasis">NOW, THEREFORE</text:span>, in consideration of the employment and the mutual covenants contained herein, the Employee agrees to the following:</text:p>
      <text:p text:style-name="P61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5820217770" text:continue-numbering="true" text:style-name="L1">
        <text:list-header>
          <text:p text:style-name="P200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200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61"><text:span text:style-name="Strong_20_Emphasis">DAMAGES CLAUSE</text:span></text:p>
      <text:p text:style-name="P173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61"><text:span text:style-name="Strong_20_Emphasis">GOVERNING LAW</text:span></text:p>
      <text:p text:style-name="P61">This Undertaking shall be governed by and construed in accordance with the laws of <text:span text:style-name="T59">Delhi High Court </text:span>Jurisdiction.</text:p>
      <text:p text:style-name="P61"><text:span text:style-name="Strong_20_Emphasis">IN WITNESS WHEREOF</text:span>, the Employee has executed this Undertaking as of the date first above written.</text:p>
      <text:p text:style-name="P61"/>
      <text:p text:style-name="P204">(<text:span text:style-name="T146">Ms. </text:span><text:span text:style-name="T151">Srishti Singh</text:span><text:span text:style-name="T145"> </text:span><text:span text:style-name="T83">)</text:span></text:p>
      <text:p text:style-name="P204"/>
      <text:p text:style-name="P204"/>
      <text:p text:style-name="P204"/>
      <text:p text:style-name="P204"/>
      <text:p text:style-name="P175"><text:soft-page-break/><text:span text:style-name="T59">Date : </text:span><text:span text:style-name="T154">3</text:span><text:span text:style-name="T151">1</text:span><text:span text:style-name="T59">.</text:span><text:span text:style-name="T151">12</text:span><text:span text:style-name="T59">.202</text:span><text:span text:style-name="T84">5</text:span></text:p>
      <text:p text:style-name="P174"/>
      <text:p text:style-name="P207"><text:span text:style-name="Strong_20_Emphasis">UNDERTAKING</text:span></text:p>
      <text:p text:style-name="P202">This Undertaking is made and entered into on<text:span text:style-name="T18"> </text:span><text:span text:style-name="T49">31</text:span><text:span text:style-name="T13">st </text:span><text:span text:style-name="T41"><text:s/></text:span><text:span text:style-name="T46">Dec </text:span><text:span text:style-name="T19">202</text:span><text:span text:style-name="T31">5</text:span><text:span text:style-name="T18">,</text:span> by and between <text:span text:style-name="T40">Ms. </text:span><text:span text:style-name="T49">Shivani Sonkar</text:span><text:span text:style-name="T39"> ,</text:span><text:span text:style-name="T156">3/20/105, Nahar Bagh, Angoori Bagh, Jamuniya Bagh, Faizabad, Faizabad, Uttar Pradesh – 224001</text:span><text:span text:style-name="T93"> <text:s/></text:span>hereinafter referred to as the "<text:span text:style-name="T96">Employee</text:span>," and “<text:span text:style-name="T19">Consortium eLearning Network Private Limited (Celnet)</text:span><text:span text:style-name="T1">”</text:span> a having its registered office at <text:span text:style-name="T1">Office No. 4, First Floor, CSC Pocket-E, Market, Mayur Vihar Phase II, Delhi-110091</text:span>, hereinafter referred to as <text:span text:style-name="T155">Commissioning Editor</text:span><text:span text:style-name="T46"> </text:span>the "Company."</text:p>
      <text:p text:style-name="P202"><text:span text:style-name="Strong_20_Emphasis">WHEREAS</text:span>, the Employee <text:span text:style-name="T1">was</text:span> employed by the Company in the <text:span text:style-name="T45">Employee</text:span><text:span text:style-name="T18">;</text:span></text:p>
      <text:p text:style-name="P202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02"><text:span text:style-name="Strong_20_Emphasis">NOW, THEREFORE</text:span>, in consideration of the employment and the mutual covenants contained herein, the Employee agrees to the following:</text:p>
      <text:p text:style-name="P202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6392276225" text:continue-numbering="true" text:style-name="L1">
        <text:list-header>
          <text:p text:style-name="P201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201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202"><text:span text:style-name="Strong_20_Emphasis">DAMAGES CLAUSE</text:span></text:p>
      <text:p text:style-name="P208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202"><text:span text:style-name="Strong_20_Emphasis">GOVERNING LAW</text:span></text:p>
      <text:p text:style-name="P202">This Undertaking shall be governed by and construed in accordance with the laws of <text:span text:style-name="T59">Delhi High Court </text:span>Jurisdiction.</text:p>
      <text:p text:style-name="P202"><text:span text:style-name="Strong_20_Emphasis">IN WITNESS WHEREOF</text:span>, the Employee has executed this Undertaking as of the date first above written.</text:p>
      <text:p text:style-name="P202"/>
      <text:p text:style-name="P206">(<text:span text:style-name="T146">Ms. </text:span><text:span text:style-name="T154">Shivani Sonkar</text:span><text:span text:style-name="T83">)</text:span></text:p>
      <text:p text:style-name="P205"/>
      <text:p text:style-name="P205"/>
      <text:p text:style-name="P205"/>
      <text:p text:style-name="P205"/>
      <text:p text:style-name="P175"><text:soft-page-break/><text:span text:style-name="T59">Date : </text:span><text:span text:style-name="T154">31</text:span><text:span text:style-name="T59">.</text:span><text:span text:style-name="T151">12</text:span><text:span text:style-name="T59">.202</text:span><text:span text:style-name="T84">5</text:span></text:p>
      <text:p text:style-name="P174"/>
      <text:p text:style-name="P207"><text:span text:style-name="Strong_20_Emphasis">UNDERTAKING</text:span></text:p>
      <text:p text:style-name="P202">This Undertaking is made and entered into on<text:span text:style-name="T18"> </text:span><text:span text:style-name="T49">31</text:span><text:span text:style-name="T13">st</text:span><text:span text:style-name="T49"> </text:span><text:span text:style-name="T46">Dec </text:span><text:span text:style-name="T19">202</text:span><text:span text:style-name="T31">5</text:span><text:span text:style-name="T18">,</text:span> by and between <text:span text:style-name="T40">Ms. </text:span><text:span text:style-name="T49">Jaya Singh</text:span><text:span text:style-name="T39"> ,</text:span><text:span text:style-name="T145"> <text:s/></text:span><text:span text:style-name="T156">Devar,Brahamanpur, Jaunpur - 222148</text:span><text:span text:style-name="T93"> <text:s/></text:span>hereinafter referred to as the "<text:span text:style-name="T96">Employee</text:span>," and “<text:span text:style-name="T19">Consortium eLearning Network Private Limited (Celnet)</text:span><text:span text:style-name="T1">”</text:span> a having its registered office at <text:span text:style-name="T1">Office No. 4, First Floor, CSC Pocket-E, Market, Mayur Vihar Phase II, Delhi - 110091</text:span>, hereinafter referred to as <text:span text:style-name="T158">Marketing Research Analyst</text:span><text:span text:style-name="T46"> </text:span><text:s/>the "Company."</text:p>
      <text:p text:style-name="P202"><text:span text:style-name="Strong_20_Emphasis">WHEREAS</text:span>, the Employee <text:span text:style-name="T1">was</text:span> employed by the Company in the <text:span text:style-name="T45">Employee</text:span><text:span text:style-name="T18">;</text:span></text:p>
      <text:p text:style-name="P202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02"><text:span text:style-name="Strong_20_Emphasis">NOW, THEREFORE</text:span>, in consideration of the employment and the mutual covenants contained herein, the Employee agrees to the following:</text:p>
      <text:p text:style-name="P202"><text:span text:style-name="Strong_20_Emphasis"><text:span text:style-name="T7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33205763269349" text:continue-numbering="true" text:style-name="L1">
        <text:list-header>
          <text:p text:style-name="P201"><text:span text:style-name="Strong_20_Emphasis"><text:span text:style-name="T76">02 </text:span></text:span><text:span text:style-name="Strong_20_Emphasis">Non-Compete:</text:span> <text:span text:style-name="T1">After </text:span>the term of employment and for a period of <text:span text:style-name="T1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201"><text:span text:style-name="Strong_20_Emphasis"><text:span text:style-name="T76">03 </text:span></text:span><text:span text:style-name="Strong_20_Emphasis">Non-Solicitation:</text:span> The Employee agrees not to solicit or attempt to solicit any clients, customers, or employees of the Company for a period of <text:span text:style-name="T19">One Year </text:span>after the <text:span text:style-name="T1">Resignation / T</text:span>ermination of employment.</text:p>
        </text:list-header>
      </text:list>
      <text:p text:style-name="P202"><text:span text:style-name="Strong_20_Emphasis">DAMAGES CLAUSE</text:span></text:p>
      <text:p text:style-name="P208">In the event of a breach of any of the above terms and conditions, the Employee agrees to pay a sum of Rs. 10 Lakh (Rupees Ten Lakh only) to the Company as liquidated damages, <text:span text:style-name="T65">as a compensation</text:span>.</text:p>
      <text:p text:style-name="P202"><text:span text:style-name="Strong_20_Emphasis">GOVERNING LAW</text:span></text:p>
      <text:p text:style-name="P202">This Undertaking shall be governed by and construed in accordance with the laws of <text:span text:style-name="T59">Delhi High Court </text:span>Jurisdiction.</text:p>
      <text:p text:style-name="P202"><text:span text:style-name="Strong_20_Emphasis">IN WITNESS WHEREOF</text:span>, the Employee has executed this Undertaking as of the date first above written.</text:p>
      <text:p text:style-name="P202"/>
      <text:p text:style-name="P205">(<text:span text:style-name="T146">Ms. </text:span><text:span text:style-name="T154">Jaya Singh</text:span><text:span text:style-name="T145"> </text:span><text:span text:style-name="T83">)</text:span></text:p>
      <text:p text:style-name="P130"/>
      <text:p text:style-name="P130"/>
      <text:p text:style-name="P130"/>
      <text:p text:style-name="P1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georgia" svg:font-family="georgia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0T16:18:17.673356059</meta:creation-date>
    <dc:date>2025-12-31T13:14:36.265000000</dc:date>
    <meta:editing-duration>PT8H40M23S</meta:editing-duration>
    <meta:editing-cycles>71</meta:editing-cycles>
    <meta:generator>LibreOffice/7.2.1.2$Windows_X86_64 LibreOffice_project/87b77fad49947c1441b67c559c339af8f3517e22</meta:generator>
    <meta:print-date>2025-12-31T13:21:51.816000000</meta:print-date>
    <meta:document-statistic meta:table-count="0" meta:image-count="0" meta:object-count="0" meta:page-count="28" meta:paragraph-count="411" meta:word-count="8680" meta:character-count="56126" meta:non-whitespace-character-count="47607"/>
  </office:meta>
</office:document-meta>
</file>